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50pt" fo:font-weight="normal" fo:font-family="'Courier New'" style:font-family-asian="'Courier New'" style:font-family-complex="'Courier New'" fo:background-color="#f8f9fa" fo:color="#2f6f9f"/>
    </style:style>
    <style:style style:name="T10" style:family="text">
      <style:text-properties fo:font-size="10.50pt" fo:font-weight="normal" fo:font-family="'Courier New'" style:font-family-asian="'Courier New'" style:font-family-complex="'Courier New'" fo:background-color="#f8f9fa" fo:color="#212529"/>
    </style:style>
    <style:style style:name="T11" style:family="text">
      <style:text-properties fo:font-size="10.50pt" fo:font-weight="normal" fo:font-family="'Courier New'" style:font-family-asian="'Courier New'" style:font-family-complex="'Courier New'" fo:background-color="#f8f9fa" fo:color="#006ee0"/>
    </style:style>
    <style:style style:name="T12" style:family="text">
      <style:text-properties fo:font-size="10.50pt" fo:font-weight="normal" fo:font-family="'Courier New'" style:font-family-asian="'Courier New'" style:font-family-complex="'Courier New'" fo:background-color="#f8f9fa" fo:color="#d73038"/>
    </style:style>
    <style:style style:name="T13" style:family="text">
      <style:text-properties fo:font-size="10.50pt" fo:font-weight="normal" fo:font-family="'Courier New'" style:font-family-asian="'Courier New'" style:font-family-complex="'Courier New'" fo:background-color="#f8f9fa" fo:color="#2f6f9f"/>
    </style:style>
    <style:style style:name="T14" style:family="text">
      <style:text-properties fo:font-size="10.50pt" fo:font-weight="normal" fo:font-family="'Courier New'" style:font-family-asian="'Courier New'" style:font-family-complex="'Courier New'" fo:background-color="#f8f9fa" fo:color="#212529"/>
    </style:style>
    <style:style style:name="T15" style:family="text">
      <style:text-properties fo:font-size="10.50pt" fo:font-weight="normal" fo:font-family="'Courier New'" style:font-family-asian="'Courier New'" style:font-family-complex="'Courier New'" fo:background-color="#f8f9fa" fo:color="#2f6f9f"/>
    </style:style>
    <style:style style:name="T16" style:family="text">
      <style:text-properties fo:font-size="10.50pt" fo:font-weight="normal" fo:font-family="'Courier New'" style:font-family-asian="'Courier New'" style:font-family-complex="'Courier New'" fo:background-color="#f8f9fa" fo:color="#212529"/>
    </style:style>
    <style:style style:name="T17" style:family="text">
      <style:text-properties fo:font-size="10.50pt" fo:font-weight="normal" fo:font-family="'Courier New'" style:font-family-asian="'Courier New'" style:font-family-complex="'Courier New'" fo:background-color="#f8f9fa" fo:color="#006ee0"/>
    </style:style>
    <style:style style:name="T18" style:family="text">
      <style:text-properties fo:font-size="10.50pt" fo:font-weight="normal" fo:font-family="'Courier New'" style:font-family-asian="'Courier New'" style:font-family-complex="'Courier New'" fo:background-color="#f8f9fa" fo:color="#d73038"/>
    </style:style>
    <style:style style:name="T19" style:family="text">
      <style:text-properties fo:font-size="10.50pt" fo:font-weight="normal" fo:font-family="'Courier New'" style:font-family-asian="'Courier New'" style:font-family-complex="'Courier New'" fo:background-color="#f8f9fa" fo:color="#212529"/>
    </style:style>
    <style:style style:name="T20" style:family="text">
      <style:text-properties fo:font-size="10.50pt" fo:font-weight="normal" fo:font-family="'Courier New'" style:font-family-asian="'Courier New'" style:font-family-complex="'Courier New'" fo:background-color="#f8f9fa" fo:color="#006ee0"/>
    </style:style>
    <style:style style:name="T21" style:family="text">
      <style:text-properties fo:font-size="10.50pt" fo:font-weight="normal" fo:font-family="'Courier New'" style:font-family-asian="'Courier New'" style:font-family-complex="'Courier New'" fo:background-color="#f8f9fa" fo:color="#d73038"/>
    </style:style>
    <style:style style:name="T22" style:family="text">
      <style:text-properties fo:font-size="10.50pt" fo:font-weight="normal" fo:font-family="'Courier New'" style:font-family-asian="'Courier New'" style:font-family-complex="'Courier New'" fo:background-color="#f8f9fa" fo:color="#2f6f9f"/>
    </style:style>
    <style:style style:name="T23" style:family="text">
      <style:text-properties fo:font-size="10.50pt" fo:font-weight="normal" fo:font-family="'Courier New'" style:font-family-asian="'Courier New'" style:font-family-complex="'Courier New'" fo:background-color="#f8f9fa" fo:color="#212529"/>
    </style:style>
    <style:style style:name="T24" style:family="text">
      <style:text-properties fo:font-size="10.50pt" fo:font-weight="normal" fo:font-family="'Courier New'" style:font-family-asian="'Courier New'" style:font-family-complex="'Courier New'" fo:background-color="#f8f9fa" fo:color="#2f6f9f"/>
    </style:style>
    <style:style style:name="T25" style:family="text">
      <style:text-properties fo:font-size="10.50pt" fo:font-weight="normal" fo:font-family="'Courier New'" style:font-family-asian="'Courier New'" style:font-family-complex="'Courier New'" fo:background-color="#f8f9fa" fo:color="#212529"/>
    </style:style>
    <style:style style:name="T26" style:family="text">
      <style:text-properties fo:font-size="10.50pt" fo:font-weight="normal" fo:font-family="'Courier New'" style:font-family-asian="'Courier New'" style:font-family-complex="'Courier New'" fo:background-color="#f8f9fa" fo:color="#2f6f9f"/>
    </style:style>
    <style:style style:name="T27" style:family="text">
      <style:text-properties fo:font-size="10.50pt" fo:font-weight="normal" fo:font-family="'Courier New'" style:font-family-asian="'Courier New'" style:font-family-complex="'Courier New'" fo:background-color="#f8f9fa" fo:color="#212529"/>
    </style:style>
    <style:style style:name="T28" style:family="text">
      <style:text-properties fo:font-size="10.50pt" fo:font-weight="normal" fo:font-family="'Courier New'" style:font-family-asian="'Courier New'" style:font-family-complex="'Courier New'" fo:background-color="#f8f9fa" fo:color="#006ee0"/>
    </style:style>
    <style:style style:name="T29" style:family="text">
      <style:text-properties fo:font-size="10.50pt" fo:font-weight="normal" fo:font-family="'Courier New'" style:font-family-asian="'Courier New'" style:font-family-complex="'Courier New'" fo:background-color="#f8f9fa" fo:color="#d73038"/>
    </style:style>
    <style:style style:name="T30" style:family="text">
      <style:text-properties fo:font-size="10.50pt" fo:font-weight="normal" fo:font-family="'Courier New'" style:font-family-asian="'Courier New'" style:font-family-complex="'Courier New'" fo:background-color="#f8f9fa" fo:color="#212529"/>
    </style:style>
    <style:style style:name="T31" style:family="text">
      <style:text-properties fo:font-size="10.50pt" fo:font-weight="normal" fo:font-family="'Courier New'" style:font-family-asian="'Courier New'" style:font-family-complex="'Courier New'" fo:background-color="#f8f9fa" fo:color="#006ee0"/>
    </style:style>
    <style:style style:name="T32" style:family="text">
      <style:text-properties fo:font-size="10.50pt" fo:font-weight="normal" fo:font-family="'Courier New'" style:font-family-asian="'Courier New'" style:font-family-complex="'Courier New'" fo:background-color="#f8f9fa" fo:color="#d73038"/>
    </style:style>
    <style:style style:name="T33" style:family="text">
      <style:text-properties fo:font-size="10.50pt" fo:font-weight="normal" fo:font-family="'Courier New'" style:font-family-asian="'Courier New'" style:font-family-complex="'Courier New'" fo:background-color="#f8f9fa" fo:color="#212529"/>
    </style:style>
    <style:style style:name="T34" style:family="text">
      <style:text-properties fo:font-size="10.50pt" fo:font-weight="normal" fo:font-family="'Courier New'" style:font-family-asian="'Courier New'" style:font-family-complex="'Courier New'" fo:background-color="#f8f9fa" fo:color="#006ee0"/>
    </style:style>
    <style:style style:name="T35" style:family="text">
      <style:text-properties fo:font-size="10.50pt" fo:font-weight="normal" fo:font-family="'Courier New'" style:font-family-asian="'Courier New'" style:font-family-complex="'Courier New'" fo:background-color="#f8f9fa" fo:color="#d73038"/>
    </style:style>
    <style:style style:name="T36" style:family="text">
      <style:text-properties fo:font-size="10.50pt" fo:font-weight="normal" fo:font-family="'Courier New'" style:font-family-asian="'Courier New'" style:font-family-complex="'Courier New'" fo:background-color="#f8f9fa" fo:color="#212529"/>
    </style:style>
    <style:style style:name="T37" style:family="text">
      <style:text-properties fo:font-size="10.50pt" fo:font-weight="normal" fo:font-family="'Courier New'" style:font-family-asian="'Courier New'" style:font-family-complex="'Courier New'" fo:background-color="#f8f9fa" fo:color="#006ee0"/>
    </style:style>
    <style:style style:name="T38" style:family="text">
      <style:text-properties fo:font-size="10.50pt" fo:font-weight="normal" fo:font-family="'Courier New'" style:font-family-asian="'Courier New'" style:font-family-complex="'Courier New'" fo:background-color="#f8f9fa" fo:color="#d73038"/>
    </style:style>
    <style:style style:name="T39" style:family="text">
      <style:text-properties fo:font-size="10.50pt" fo:font-weight="normal" fo:font-family="'Courier New'" style:font-family-asian="'Courier New'" style:font-family-complex="'Courier New'" fo:background-color="#f8f9fa" fo:color="#212529"/>
    </style:style>
    <style:style style:name="T40" style:family="text">
      <style:text-properties fo:font-size="10.50pt" fo:font-weight="normal" fo:font-family="'Courier New'" style:font-family-asian="'Courier New'" style:font-family-complex="'Courier New'" fo:background-color="#f8f9fa" fo:color="#006ee0"/>
    </style:style>
    <style:style style:name="T41" style:family="text">
      <style:text-properties fo:font-size="10.50pt" fo:font-weight="normal" fo:font-family="'Courier New'" style:font-family-asian="'Courier New'" style:font-family-complex="'Courier New'" fo:background-color="#f8f9fa" fo:color="#d73038"/>
    </style:style>
    <style:style style:name="T42" style:family="text">
      <style:text-properties fo:font-size="10.50pt" fo:font-weight="normal" fo:font-family="'Courier New'" style:font-family-asian="'Courier New'" style:font-family-complex="'Courier New'" fo:background-color="#f8f9fa" fo:color="#212529"/>
    </style:style>
    <style:style style:name="T43" style:family="text">
      <style:text-properties fo:font-size="10.50pt" fo:font-weight="normal" fo:font-family="'Courier New'" style:font-family-asian="'Courier New'" style:font-family-complex="'Courier New'" fo:background-color="#f8f9fa" fo:color="#006ee0"/>
    </style:style>
    <style:style style:name="T44" style:family="text">
      <style:text-properties fo:font-size="10.50pt" fo:font-weight="normal" fo:font-family="'Courier New'" style:font-family-asian="'Courier New'" style:font-family-complex="'Courier New'" fo:background-color="#f8f9fa" fo:color="#d73038"/>
    </style:style>
    <style:style style:name="T45" style:family="text">
      <style:text-properties fo:font-size="10.50pt" fo:font-weight="normal" fo:font-family="'Courier New'" style:font-family-asian="'Courier New'" style:font-family-complex="'Courier New'" fo:background-color="#f8f9fa" fo:color="#212529"/>
    </style:style>
    <style:style style:name="T46" style:family="text">
      <style:text-properties fo:font-size="10.50pt" fo:font-weight="normal" fo:font-family="'Courier New'" style:font-family-asian="'Courier New'" style:font-family-complex="'Courier New'" fo:background-color="#f8f9fa" fo:color="#006ee0"/>
    </style:style>
    <style:style style:name="T47" style:family="text">
      <style:text-properties fo:font-size="10.50pt" fo:font-weight="normal" fo:font-family="'Courier New'" style:font-family-asian="'Courier New'" style:font-family-complex="'Courier New'" fo:background-color="#f8f9fa" fo:color="#d73038"/>
    </style:style>
    <style:style style:name="T48" style:family="text">
      <style:text-properties fo:font-size="10.50pt" fo:font-weight="normal" fo:font-family="'Courier New'" style:font-family-asian="'Courier New'" style:font-family-complex="'Courier New'" fo:background-color="#f8f9fa" fo:color="#2f6f9f"/>
    </style:style>
    <style:style style:name="T49" style:family="text">
      <style:text-properties fo:font-size="10.50pt" fo:font-weight="normal" fo:font-family="'Courier New'" style:font-family-asian="'Courier New'" style:font-family-complex="'Courier New'" fo:background-color="#f8f9fa" fo:color="#212529"/>
    </style:style>
    <style:style style:name="T50" style:family="text">
      <style:text-properties fo:font-size="10.50pt" fo:font-weight="normal" fo:font-family="'Courier New'" style:font-family-asian="'Courier New'" style:font-family-complex="'Courier New'" fo:background-color="#f8f9fa" fo:color="#2f6f9f"/>
    </style:style>
    <style:style style:name="T51" style:family="text">
      <style:text-properties fo:font-size="10.50pt" fo:font-weight="normal" fo:font-family="'Courier New'" style:font-family-asian="'Courier New'" style:font-family-complex="'Courier New'" fo:background-color="#f8f9fa" fo:color="#212529"/>
    </style:style>
    <style:style style:name="T52" style:family="text">
      <style:text-properties fo:font-size="10.50pt" fo:font-weight="normal" fo:font-family="'Courier New'" style:font-family-asian="'Courier New'" style:font-family-complex="'Courier New'" fo:background-color="#f8f9fa" fo:color="#006ee0"/>
    </style:style>
    <style:style style:name="T53" style:family="text">
      <style:text-properties fo:font-size="10.50pt" fo:font-weight="normal" fo:font-family="'Courier New'" style:font-family-asian="'Courier New'" style:font-family-complex="'Courier New'" fo:background-color="#f8f9fa" fo:color="#d73038"/>
    </style:style>
    <style:style style:name="T54" style:family="text">
      <style:text-properties fo:font-size="10.50pt" fo:font-weight="normal" fo:font-family="'Courier New'" style:font-family-asian="'Courier New'" style:font-family-complex="'Courier New'" fo:background-color="#f8f9fa" fo:color="#2f6f9f"/>
    </style:style>
    <style:style style:name="T55" style:family="text">
      <style:text-properties fo:font-size="10.50pt" fo:font-weight="normal" fo:font-family="'Courier New'" style:font-family-asian="'Courier New'" style:font-family-complex="'Courier New'" fo:background-color="#f8f9fa" fo:color="#212529"/>
    </style:style>
    <style:style style:name="T56" style:family="text">
      <style:text-properties fo:font-size="10.50pt" fo:font-weight="normal" fo:font-family="'Courier New'" style:font-family-asian="'Courier New'" style:font-family-complex="'Courier New'" fo:background-color="#f8f9fa" fo:color="#2f6f9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50pt" fo:font-weight="normal" fo:font-family="'Courier New'" style:font-family-asian="'Courier New'" style:font-family-complex="'Courier New'" fo:background-color="#f8f9fa" fo:color="#212529"/>
    </style:style>
    <style:style style:name="T59" style:family="text">
      <style:text-properties fo:font-size="10.50pt" fo:font-weight="normal" fo:font-family="'Courier New'" style:font-family-asian="'Courier New'" style:font-family-complex="'Courier New'" fo:background-color="#f8f9fa" fo:color="#2f6f9f"/>
    </style:style>
    <style:style style:name="T60" style:family="text">
      <style:text-properties fo:font-size="10.50pt" fo:font-weight="normal" fo:font-family="'Courier New'" style:font-family-asian="'Courier New'" style:font-family-complex="'Courier New'" fo:background-color="#f8f9fa" fo:color="#212529"/>
    </style:style>
    <style:style style:name="T61" style:family="text">
      <style:text-properties fo:font-size="10.50pt" fo:font-weight="normal" fo:font-family="'Courier New'" style:font-family-asian="'Courier New'" style:font-family-complex="'Courier New'" fo:background-color="#f8f9fa" fo:color="#006ee0"/>
    </style:style>
    <style:style style:name="T62" style:family="text">
      <style:text-properties fo:font-size="10.50pt" fo:font-weight="normal" fo:font-family="'Courier New'" style:font-family-asian="'Courier New'" style:font-family-complex="'Courier New'" fo:background-color="#f8f9fa" fo:color="#d73038"/>
    </style:style>
    <style:style style:name="T63" style:family="text">
      <style:text-properties fo:font-size="10.50pt" fo:font-weight="normal" fo:font-family="'Courier New'" style:font-family-asian="'Courier New'" style:font-family-complex="'Courier New'" fo:background-color="#f8f9fa" fo:color="#212529"/>
    </style:style>
    <style:style style:name="T64" style:family="text">
      <style:text-properties fo:font-size="10.50pt" fo:font-weight="normal" fo:font-family="'Courier New'" style:font-family-asian="'Courier New'" style:font-family-complex="'Courier New'" fo:background-color="#f8f9fa" fo:color="#006ee0"/>
    </style:style>
    <style:style style:name="T65" style:family="text">
      <style:text-properties fo:font-size="10.50pt" fo:font-weight="normal" fo:font-family="'Courier New'" style:font-family-asian="'Courier New'" style:font-family-complex="'Courier New'" fo:background-color="#f8f9fa" fo:color="#d73038"/>
    </style:style>
    <style:style style:name="T66" style:family="text">
      <style:text-properties fo:font-size="10.50pt" fo:font-weight="normal" fo:font-family="'Courier New'" style:font-family-asian="'Courier New'" style:font-family-complex="'Courier New'" fo:background-color="#f8f9fa" fo:color="#2f6f9f"/>
    </style:style>
    <style:style style:name="T67" style:family="text">
      <style:text-properties fo:font-size="10.50pt" fo:font-weight="normal" fo:font-family="'Courier New'" style:font-family-asian="'Courier New'" style:font-family-complex="'Courier New'" fo:background-color="#f8f9fa" fo:color="#212529"/>
    </style:style>
    <style:style style:name="T68" style:family="text">
      <style:text-properties fo:font-size="10.50pt" fo:font-weight="normal" fo:font-family="'Courier New'" style:font-family-asian="'Courier New'" style:font-family-complex="'Courier New'" fo:background-color="#f8f9fa" fo:color="#2f6f9f"/>
    </style:style>
    <style:style style:name="T69" style:family="text">
      <style:text-properties fo:font-size="10.50pt" fo:font-weight="normal" fo:font-family="'Courier New'" style:font-family-asian="'Courier New'" style:font-family-complex="'Courier New'" fo:background-color="#f8f9fa" fo:color="#212529"/>
    </style:style>
    <style:style style:name="T70" style:family="text">
      <style:text-properties fo:font-size="10.50pt" fo:font-weight="normal" fo:font-family="'Courier New'" style:font-family-asian="'Courier New'" style:font-family-complex="'Courier New'" fo:background-color="#f8f9fa" fo:color="#006ee0"/>
    </style:style>
    <style:style style:name="T71" style:family="text">
      <style:text-properties fo:font-size="10.50pt" fo:font-weight="normal" fo:font-family="'Courier New'" style:font-family-asian="'Courier New'" style:font-family-complex="'Courier New'" fo:background-color="#f8f9fa" fo:color="#d73038"/>
    </style:style>
    <style:style style:name="T72" style:family="text">
      <style:text-properties fo:font-size="10.50pt" fo:font-weight="normal" fo:font-family="'Courier New'" style:font-family-asian="'Courier New'" style:font-family-complex="'Courier New'" fo:background-color="#f8f9fa" fo:color="#2f6f9f"/>
    </style:style>
    <style:style style:name="T73" style:family="text">
      <style:text-properties fo:font-size="10.50pt" fo:font-weight="normal" fo:font-family="'Courier New'" style:font-family-asian="'Courier New'" style:font-family-complex="'Courier New'" fo:background-color="#f8f9fa" fo:color="#212529"/>
    </style:style>
    <style:style style:name="T74" style:family="text">
      <style:text-properties fo:font-size="10.50pt" fo:font-weight="normal" fo:font-family="'Courier New'" style:font-family-asian="'Courier New'" style:font-family-complex="'Courier New'" fo:background-color="#f8f9fa" fo:color="#2f6f9f"/>
    </style:style>
    <style:style style:name="T75" style:family="text">
      <style:text-properties fo:font-size="10.50pt" fo:font-weight="normal" fo:font-family="'Courier New'" style:font-family-asian="'Courier New'" style:font-family-complex="'Courier New'" fo:background-color="#f8f9fa" fo:color="#212529"/>
    </style:style>
    <style:style style:name="T76" style:family="text">
      <style:text-properties fo:font-size="10.50pt" fo:font-weight="normal" fo:font-family="'Courier New'" style:font-family-asian="'Courier New'" style:font-family-complex="'Courier New'" fo:background-color="#f8f9fa" fo:color="#006ee0"/>
    </style:style>
    <style:style style:name="T77" style:family="text">
      <style:text-properties fo:font-size="10.50pt" fo:font-weight="normal" fo:font-family="'Courier New'" style:font-family-asian="'Courier New'" style:font-family-complex="'Courier New'" fo:background-color="#f8f9fa" fo:color="#d73038"/>
    </style:style>
    <style:style style:name="T78" style:family="text">
      <style:text-properties fo:font-size="10.50pt" fo:font-weight="normal" fo:font-family="'Courier New'" style:font-family-asian="'Courier New'" style:font-family-complex="'Courier New'" fo:background-color="#f8f9fa" fo:color="#2f6f9f"/>
    </style:style>
    <style:style style:name="T79" style:family="text">
      <style:text-properties fo:font-size="10.50pt" fo:font-weight="normal" fo:font-family="'Courier New'" style:font-family-asian="'Courier New'" style:font-family-complex="'Courier New'" fo:background-color="#f8f9fa" fo:color="#212529"/>
    </style:style>
    <style:style style:name="T80" style:family="text">
      <style:text-properties fo:font-size="10.50pt" fo:font-weight="normal" fo:font-family="'Courier New'" style:font-family-asian="'Courier New'" style:font-family-complex="'Courier New'" fo:background-color="#f8f9fa" fo:color="#2f6f9f"/>
    </style:style>
    <style:style style:name="T81" style:family="text">
      <style:text-properties fo:font-size="10.50pt" fo:font-weight="normal" fo:font-family="'Courier New'" style:font-family-asian="'Courier New'" style:font-family-complex="'Courier New'" fo:background-color="#f8f9fa" fo:color="#212529"/>
    </style:style>
    <style:style style:name="T82" style:family="text">
      <style:text-properties fo:font-size="10.50pt" fo:font-weight="normal" fo:font-family="'Courier New'" style:font-family-asian="'Courier New'" style:font-family-complex="'Courier New'" fo:background-color="#f8f9fa" fo:color="#006ee0"/>
    </style:style>
    <style:style style:name="T83" style:family="text">
      <style:text-properties fo:font-size="10.50pt" fo:font-weight="normal" fo:font-family="'Courier New'" style:font-family-asian="'Courier New'" style:font-family-complex="'Courier New'" fo:background-color="#f8f9fa" fo:color="#d73038"/>
    </style:style>
    <style:style style:name="T84" style:family="text">
      <style:text-properties fo:font-size="10.50pt" fo:font-weight="normal" fo:font-family="'Courier New'" style:font-family-asian="'Courier New'" style:font-family-complex="'Courier New'" fo:background-color="#f8f9fa" fo:color="#212529"/>
    </style:style>
    <style:style style:name="T85" style:family="text">
      <style:text-properties fo:font-size="10.50pt" fo:font-weight="normal" fo:font-family="'Courier New'" style:font-family-asian="'Courier New'" style:font-family-complex="'Courier New'" fo:background-color="#f8f9fa" fo:color="#006ee0"/>
    </style:style>
    <style:style style:name="T86" style:family="text">
      <style:text-properties fo:font-size="10.50pt" fo:font-weight="normal" fo:font-family="'Courier New'" style:font-family-asian="'Courier New'" style:font-family-complex="'Courier New'" fo:background-color="#f8f9fa" fo:color="#d73038"/>
    </style:style>
    <style:style style:name="T87" style:family="text">
      <style:text-properties fo:font-size="10.50pt" fo:font-weight="normal" fo:font-family="'Courier New'" style:font-family-asian="'Courier New'" style:font-family-complex="'Courier New'" fo:background-color="#f8f9fa" fo:color="#2f6f9f"/>
    </style:style>
    <style:style style:name="T88" style:family="text">
      <style:text-properties fo:font-size="10.50pt" fo:font-weight="normal" fo:font-family="'Courier New'" style:font-family-asian="'Courier New'" style:font-family-complex="'Courier New'" fo:background-color="#f8f9fa" fo:color="#212529"/>
    </style:style>
    <style:style style:name="T89" style:family="text">
      <style:text-properties fo:font-size="10.50pt" fo:font-weight="normal" fo:font-family="'Courier New'" style:font-family-asian="'Courier New'" style:font-family-complex="'Courier New'" fo:background-color="#f8f9fa" fo:color="#2f6f9f"/>
    </style:style>
    <style:style style:name="T90" style:family="text">
      <style:text-properties fo:font-size="10.50pt" fo:font-weight="normal" fo:font-family="'Courier New'" style:font-family-asian="'Courier New'" style:font-family-complex="'Courier New'" fo:background-color="#f8f9fa" fo:color="#212529"/>
    </style:style>
    <style:style style:name="T91" style:family="text">
      <style:text-properties fo:font-size="10.50pt" fo:font-weight="normal" fo:font-family="'Courier New'" style:font-family-asian="'Courier New'" style:font-family-complex="'Courier New'" fo:background-color="#f8f9fa" fo:color="#006ee0"/>
    </style:style>
    <style:style style:name="T92" style:family="text">
      <style:text-properties fo:font-size="10.50pt" fo:font-weight="normal" fo:font-family="'Courier New'" style:font-family-asian="'Courier New'" style:font-family-complex="'Courier New'" fo:background-color="#f8f9fa" fo:color="#d73038"/>
    </style:style>
    <style:style style:name="T93" style:family="text">
      <style:text-properties fo:font-size="10.50pt" fo:font-weight="normal" fo:font-family="'Courier New'" style:font-family-asian="'Courier New'" style:font-family-complex="'Courier New'" fo:background-color="#f8f9fa" fo:color="#2f6f9f"/>
    </style:style>
    <style:style style:name="T94" style:family="text">
      <style:text-properties fo:font-size="10.50pt" fo:font-weight="normal" fo:font-family="'Courier New'" style:font-family-asian="'Courier New'" style:font-family-complex="'Courier New'" fo:background-color="#f8f9fa" fo:color="#212529"/>
    </style:style>
    <style:style style:name="T95" style:family="text">
      <style:text-properties fo:font-size="10.50pt" fo:font-weight="normal" fo:font-family="'Courier New'" style:font-family-asian="'Courier New'" style:font-family-complex="'Courier New'" fo:background-color="#f8f9fa" fo:color="#2f6f9f"/>
    </style:style>
    <style:style style:name="T96" style:family="text">
      <style:text-properties fo:font-size="10.50pt" fo:font-weight="normal" fo:font-family="'Courier New'" style:font-family-asian="'Courier New'" style:font-family-complex="'Courier New'" fo:background-color="#f8f9fa" fo:color="#212529"/>
    </style:style>
    <style:style style:name="T97" style:family="text">
      <style:text-properties fo:font-size="10.50pt" fo:font-weight="normal" fo:font-family="'Courier New'" style:font-family-asian="'Courier New'" style:font-family-complex="'Courier New'" fo:background-color="#f8f9fa" fo:color="#2f6f9f"/>
    </style:style>
    <style:style style:name="T98" style:family="text">
      <style:text-properties fo:font-size="10.50pt" fo:font-weight="normal" fo:font-family="'Courier New'" style:font-family-asian="'Courier New'" style:font-family-complex="'Courier New'" fo:background-color="#f8f9fa" fo:color="#212529"/>
    </style:style>
    <style:style style:name="T99" style:family="text">
      <style:text-properties fo:font-size="10.50pt" fo:font-weight="normal" fo:font-family="'Courier New'" style:font-family-asian="'Courier New'" style:font-family-complex="'Courier New'" fo:background-color="#f8f9fa" fo:color="#2f6f9f"/>
    </style:style>
    <style:style style:name="T100" style:family="text">
      <style:text-properties fo:font-size="10.50pt" fo:font-weight="normal" fo:font-family="'Courier New'" style:font-family-asian="'Courier New'" style:font-family-complex="'Courier New'" fo:background-color="#f8f9fa" fo:color="#212529"/>
    </style:style>
    <style:style style:name="T101" style:family="text">
      <style:text-properties fo:font-size="10.50pt" fo:font-weight="normal" fo:font-family="'Courier New'" style:font-family-asian="'Courier New'" style:font-family-complex="'Courier New'" fo:background-color="#f8f9fa" fo:color="#006ee0"/>
    </style:style>
    <style:style style:name="T102" style:family="text">
      <style:text-properties fo:font-size="10.50pt" fo:font-weight="normal" fo:font-family="'Courier New'" style:font-family-asian="'Courier New'" style:font-family-complex="'Courier New'" fo:background-color="#f8f9fa" fo:color="#d73038"/>
    </style:style>
    <style:style style:name="T103" style:family="text">
      <style:text-properties fo:font-size="10.50pt" fo:font-weight="normal" fo:font-family="'Courier New'" style:font-family-asian="'Courier New'" style:font-family-complex="'Courier New'" fo:background-color="#f8f9fa" fo:color="#2f6f9f"/>
    </style:style>
    <style:style style:name="T104" style:family="text">
      <style:text-properties fo:font-size="10.50pt" fo:font-weight="normal" fo:font-family="'Courier New'" style:font-family-asian="'Courier New'" style:font-family-complex="'Courier New'" fo:background-color="#f8f9fa" fo:color="#212529"/>
    </style:style>
    <style:style style:name="T105" style:family="text">
      <style:text-properties fo:font-size="10.50pt" fo:font-weight="normal" fo:font-family="'Courier New'" style:font-family-asian="'Courier New'" style:font-family-complex="'Courier New'" fo:background-color="#f8f9fa" fo:color="#2f6f9f"/>
    </style:style>
    <style:style style:name="T106" style:family="text">
      <style:text-properties fo:font-size="10.50pt" fo:font-weight="normal" fo:font-family="'Courier New'" style:font-family-asian="'Courier New'" style:font-family-complex="'Courier New'" fo:background-color="#f8f9fa" fo:color="#212529"/>
    </style:style>
    <style:style style:name="T107" style:family="text">
      <style:text-properties fo:font-size="10.50pt" fo:font-weight="normal" fo:font-family="'Courier New'" style:font-family-asian="'Courier New'" style:font-family-complex="'Courier New'" fo:background-color="#f8f9fa" fo:color="#006ee0"/>
    </style:style>
    <style:style style:name="T108" style:family="text">
      <style:text-properties fo:font-size="10.50pt" fo:font-weight="normal" fo:font-family="'Courier New'" style:font-family-asian="'Courier New'" style:font-family-complex="'Courier New'" fo:background-color="#f8f9fa" fo:color="#d73038"/>
    </style:style>
    <style:style style:name="T109" style:family="text">
      <style:text-properties fo:font-size="10.50pt" fo:font-weight="normal" fo:font-family="'Courier New'" style:font-family-asian="'Courier New'" style:font-family-complex="'Courier New'" fo:background-color="#f8f9fa" fo:color="#212529"/>
    </style:style>
    <style:style style:name="T110" style:family="text">
      <style:text-properties fo:font-size="10.50pt" fo:font-weight="normal" fo:font-family="'Courier New'" style:font-family-asian="'Courier New'" style:font-family-complex="'Courier New'" fo:background-color="#f8f9fa" fo:color="#006ee0"/>
    </style:style>
    <style:style style:name="T111" style:family="text">
      <style:text-properties fo:font-size="10.50pt" fo:font-weight="normal" fo:font-family="'Courier New'" style:font-family-asian="'Courier New'" style:font-family-complex="'Courier New'" fo:background-color="#f8f9fa" fo:color="#d73038"/>
    </style:style>
    <style:style style:name="T112" style:family="text">
      <style:text-properties fo:font-size="10.50pt" fo:font-weight="normal" fo:font-family="'Courier New'" style:font-family-asian="'Courier New'" style:font-family-complex="'Courier New'" fo:background-color="#f8f9fa" fo:color="#2f6f9f"/>
    </style:style>
    <style:style style:name="T113" style:family="text">
      <style:text-properties fo:font-size="10.50pt" fo:font-weight="normal" fo:font-family="'Courier New'" style:font-family-asian="'Courier New'" style:font-family-complex="'Courier New'" fo:background-color="#f8f9fa" fo:color="#212529"/>
    </style:style>
    <style:style style:name="T114" style:family="text">
      <style:text-properties fo:font-size="10.50pt" fo:font-weight="normal" fo:font-family="'Courier New'" style:font-family-asian="'Courier New'" style:font-family-complex="'Courier New'" fo:background-color="#f8f9fa" fo:color="#2f6f9f"/>
    </style:style>
    <style:style style:name="T115" style:family="text">
      <style:text-properties fo:font-size="10.50pt" fo:font-weight="normal" fo:font-family="'Courier New'" style:font-family-asian="'Courier New'" style:font-family-complex="'Courier New'" fo:background-color="#f8f9fa" fo:color="#212529"/>
    </style:style>
    <style:style style:name="T116" style:family="text">
      <style:text-properties fo:font-size="10.50pt" fo:font-weight="normal" fo:font-family="'Courier New'" style:font-family-asian="'Courier New'" style:font-family-complex="'Courier New'" fo:background-color="#f8f9fa" fo:color="#2f6f9f"/>
    </style:style>
    <style:style style:name="T117" style:family="text">
      <style:text-properties fo:font-size="10.50pt" fo:font-weight="normal" fo:font-family="'Courier New'" style:font-family-asian="'Courier New'" style:font-family-complex="'Courier New'" fo:background-color="#f8f9fa" fo:color="#212529"/>
    </style:style>
    <style:style style:name="T118" style:family="text">
      <style:text-properties fo:font-size="10.50pt" fo:font-weight="normal" fo:font-family="'Courier New'" style:font-family-asian="'Courier New'" style:font-family-complex="'Courier New'" fo:background-color="#f8f9fa" fo:color="#2f6f9f"/>
    </style:style>
    <style:style style:name="T119" style:family="text">
      <style:text-properties fo:font-size="10.50pt" fo:font-weight="normal" fo:font-family="'Courier New'" style:font-family-asian="'Courier New'" style:font-family-complex="'Courier New'" fo:background-color="#f8f9fa" fo:color="#212529"/>
    </style:style>
    <style:style style:name="T120" style:family="text">
      <style:text-properties fo:font-size="10.50pt" fo:font-weight="normal" fo:font-family="'Courier New'" style:font-family-asian="'Courier New'" style:font-family-complex="'Courier New'" fo:background-color="#f8f9fa" fo:color="#006ee0"/>
    </style:style>
    <style:style style:name="T121" style:family="text">
      <style:text-properties fo:font-size="10.50pt" fo:font-weight="normal" fo:font-family="'Courier New'" style:font-family-asian="'Courier New'" style:font-family-complex="'Courier New'" fo:background-color="#f8f9fa" fo:color="#d73038"/>
    </style:style>
    <style:style style:name="T122" style:family="text">
      <style:text-properties fo:font-size="10.50pt" fo:font-weight="normal" fo:font-family="'Courier New'" style:font-family-asian="'Courier New'" style:font-family-complex="'Courier New'" fo:background-color="#f8f9fa" fo:color="#2f6f9f"/>
    </style:style>
    <style:style style:name="T123" style:family="text">
      <style:text-properties fo:font-size="10.50pt" fo:font-weight="normal" fo:font-family="'Courier New'" style:font-family-asian="'Courier New'" style:font-family-complex="'Courier New'" fo:background-color="#f8f9fa" fo:color="#212529"/>
    </style:style>
    <style:style style:name="T124" style:family="text">
      <style:text-properties fo:font-size="10.50pt" fo:font-weight="normal" fo:font-family="'Courier New'" style:font-family-asian="'Courier New'" style:font-family-complex="'Courier New'" fo:background-color="#f8f9fa" fo:color="#2f6f9f"/>
    </style:style>
    <style:style style:name="T125" style:family="text">
      <style:text-properties fo:font-size="10.50pt" fo:font-weight="normal" fo:font-family="'Courier New'" style:font-family-asian="'Courier New'" style:font-family-complex="'Courier New'" fo:background-color="#f8f9fa" fo:color="#212529"/>
    </style:style>
    <style:style style:name="T126" style:family="text">
      <style:text-properties fo:font-size="10.50pt" fo:font-weight="normal" fo:font-family="'Courier New'" style:font-family-asian="'Courier New'" style:font-family-complex="'Courier New'" fo:background-color="#f8f9fa" fo:color="#006ee0"/>
    </style:style>
    <style:style style:name="T127" style:family="text">
      <style:text-properties fo:font-size="10.50pt" fo:font-weight="normal" fo:font-family="'Courier New'" style:font-family-asian="'Courier New'" style:font-family-complex="'Courier New'" fo:background-color="#f8f9fa" fo:color="#d73038"/>
    </style:style>
    <style:style style:name="T128" style:family="text">
      <style:text-properties fo:font-size="10.50pt" fo:font-weight="normal" fo:font-family="'Courier New'" style:font-family-asian="'Courier New'" style:font-family-complex="'Courier New'" fo:background-color="#f8f9fa" fo:color="#212529"/>
    </style:style>
    <style:style style:name="T129" style:family="text">
      <style:text-properties fo:font-size="10.50pt" fo:font-weight="normal" fo:font-family="'Courier New'" style:font-family-asian="'Courier New'" style:font-family-complex="'Courier New'" fo:background-color="#f8f9fa" fo:color="#006ee0"/>
    </style:style>
    <style:style style:name="T130" style:family="text">
      <style:text-properties fo:font-size="10.50pt" fo:font-weight="normal" fo:font-family="'Courier New'" style:font-family-asian="'Courier New'" style:font-family-complex="'Courier New'" fo:background-color="#f8f9fa" fo:color="#d73038"/>
    </style:style>
    <style:style style:name="T131" style:family="text">
      <style:text-properties fo:font-size="10.50pt" fo:font-weight="normal" fo:font-family="'Courier New'" style:font-family-asian="'Courier New'" style:font-family-complex="'Courier New'" fo:background-color="#f8f9fa" fo:color="#212529"/>
    </style:style>
    <style:style style:name="T132" style:family="text">
      <style:text-properties fo:font-size="10.50pt" fo:font-weight="normal" fo:font-family="'Courier New'" style:font-family-asian="'Courier New'" style:font-family-complex="'Courier New'" fo:background-color="#f8f9fa" fo:color="#006ee0"/>
    </style:style>
    <style:style style:name="T133" style:family="text">
      <style:text-properties fo:font-size="10.50pt" fo:font-weight="normal" fo:font-family="'Courier New'" style:font-family-asian="'Courier New'" style:font-family-complex="'Courier New'" fo:background-color="#f8f9fa" fo:color="#d73038"/>
    </style:style>
    <style:style style:name="T134" style:family="text">
      <style:text-properties fo:font-size="10.50pt" fo:font-weight="normal" fo:font-family="'Courier New'" style:font-family-asian="'Courier New'" style:font-family-complex="'Courier New'" fo:background-color="#f8f9fa" fo:color="#212529"/>
    </style:style>
    <style:style style:name="T135" style:family="text">
      <style:text-properties fo:font-size="10.50pt" fo:font-weight="normal" fo:font-family="'Courier New'" style:font-family-asian="'Courier New'" style:font-family-complex="'Courier New'" fo:background-color="#f8f9fa" fo:color="#006ee0"/>
    </style:style>
    <style:style style:name="T136" style:family="text">
      <style:text-properties fo:font-size="10.50pt" fo:font-weight="normal" fo:font-family="'Courier New'" style:font-family-asian="'Courier New'" style:font-family-complex="'Courier New'" fo:background-color="#f8f9fa" fo:color="#d73038"/>
    </style:style>
    <style:style style:name="T137" style:family="text">
      <style:text-properties fo:font-size="10.50pt" fo:font-weight="normal" fo:font-family="'Courier New'" style:font-family-asian="'Courier New'" style:font-family-complex="'Courier New'" fo:background-color="#f8f9fa" fo:color="#212529"/>
    </style:style>
    <style:style style:name="T138" style:family="text">
      <style:text-properties fo:font-size="10.50pt" fo:font-weight="normal" fo:font-family="'Courier New'" style:font-family-asian="'Courier New'" style:font-family-complex="'Courier New'" fo:background-color="#f8f9fa" fo:color="#006ee0"/>
    </style:style>
    <style:style style:name="T139" style:family="text">
      <style:text-properties fo:font-size="10.50pt" fo:font-weight="normal" fo:font-family="'Courier New'" style:font-family-asian="'Courier New'" style:font-family-complex="'Courier New'" fo:background-color="#f8f9fa" fo:color="#d73038"/>
    </style:style>
    <style:style style:name="T140" style:family="text">
      <style:text-properties fo:font-size="10.50pt" fo:font-weight="normal" fo:font-family="'Courier New'" style:font-family-asian="'Courier New'" style:font-family-complex="'Courier New'" fo:background-color="#f8f9fa" fo:color="#212529"/>
    </style:style>
    <style:style style:name="T141" style:family="text">
      <style:text-properties fo:font-size="10.50pt" fo:font-weight="normal" fo:font-family="'Courier New'" style:font-family-asian="'Courier New'" style:font-family-complex="'Courier New'" fo:background-color="#f8f9fa" fo:color="#006ee0"/>
    </style:style>
    <style:style style:name="T142" style:family="text">
      <style:text-properties fo:font-size="10.50pt" fo:font-weight="normal" fo:font-family="'Courier New'" style:font-family-asian="'Courier New'" style:font-family-complex="'Courier New'" fo:background-color="#f8f9fa" fo:color="#d73038"/>
    </style:style>
    <style:style style:name="T143" style:family="text">
      <style:text-properties fo:font-size="10.50pt" fo:font-weight="normal" fo:font-family="'Courier New'" style:font-family-asian="'Courier New'" style:font-family-complex="'Courier New'" fo:background-color="#f8f9fa" fo:color="#212529"/>
    </style:style>
    <style:style style:name="T144" style:family="text">
      <style:text-properties fo:font-size="10.50pt" fo:font-weight="normal" fo:font-family="'Courier New'" style:font-family-asian="'Courier New'" style:font-family-complex="'Courier New'" fo:background-color="#f8f9fa" fo:color="#006ee0"/>
    </style:style>
    <style:style style:name="T145" style:family="text">
      <style:text-properties fo:font-size="10.50pt" fo:font-weight="normal" fo:font-family="'Courier New'" style:font-family-asian="'Courier New'" style:font-family-complex="'Courier New'" fo:background-color="#f8f9fa" fo:color="#d73038"/>
    </style:style>
    <style:style style:name="T146" style:family="text">
      <style:text-properties fo:font-size="10.50pt" fo:font-weight="normal" fo:font-family="'Courier New'" style:font-family-asian="'Courier New'" style:font-family-complex="'Courier New'" fo:background-color="#f8f9fa" fo:color="#2f6f9f"/>
    </style:style>
    <style:style style:name="T147" style:family="text">
      <style:text-properties fo:font-size="10.50pt" fo:font-weight="normal" fo:font-family="'Courier New'" style:font-family-asian="'Courier New'" style:font-family-complex="'Courier New'" fo:background-color="#f8f9fa" fo:color="#212529"/>
    </style:style>
    <style:style style:name="T148" style:family="text">
      <style:text-properties fo:font-size="10.50pt" fo:font-weight="normal" fo:font-family="'Courier New'" style:font-family-asian="'Courier New'" style:font-family-complex="'Courier New'" fo:background-color="#f8f9fa" fo:color="#2f6f9f"/>
    </style:style>
    <style:style style:name="T149" style:family="text">
      <style:text-properties fo:font-size="10.50pt" fo:font-weight="normal" fo:font-family="'Courier New'" style:font-family-asian="'Courier New'" style:font-family-complex="'Courier New'" fo:background-color="#f8f9fa" fo:color="#212529"/>
    </style:style>
    <style:style style:name="T150" style:family="text">
      <style:text-properties fo:font-size="10.50pt" fo:font-weight="normal" fo:font-family="'Courier New'" style:font-family-asian="'Courier New'" style:font-family-complex="'Courier New'" fo:background-color="#f8f9fa" fo:color="#2f6f9f"/>
    </style:style>
    <style:style style:name="T151" style:family="text">
      <style:text-properties fo:font-size="10.50pt" fo:font-weight="normal" fo:font-family="'Courier New'" style:font-family-asian="'Courier New'" style:font-family-complex="'Courier New'" fo:background-color="#f8f9fa" fo:color="#212529"/>
    </style:style>
    <style:style style:name="T152" style:family="text">
      <style:text-properties fo:font-size="10.50pt" fo:font-weight="normal" fo:font-family="'Courier New'" style:font-family-asian="'Courier New'" style:font-family-complex="'Courier New'" fo:background-color="#f8f9fa" fo:color="#006ee0"/>
    </style:style>
    <style:style style:name="T153" style:family="text">
      <style:text-properties fo:font-size="10.50pt" fo:font-weight="normal" fo:font-family="'Courier New'" style:font-family-asian="'Courier New'" style:font-family-complex="'Courier New'" fo:background-color="#f8f9fa" fo:color="#d73038"/>
    </style:style>
    <style:style style:name="T154" style:family="text">
      <style:text-properties fo:font-size="10.50pt" fo:font-weight="normal" fo:font-family="'Courier New'" style:font-family-asian="'Courier New'" style:font-family-complex="'Courier New'" fo:background-color="#f8f9fa" fo:color="#212529"/>
    </style:style>
    <style:style style:name="T155" style:family="text">
      <style:text-properties fo:font-size="10.50pt" fo:font-weight="normal" fo:font-family="'Courier New'" style:font-family-asian="'Courier New'" style:font-family-complex="'Courier New'" fo:background-color="#f8f9fa" fo:color="#006ee0"/>
    </style:style>
    <style:style style:name="T156" style:family="text">
      <style:text-properties fo:font-size="10.50pt" fo:font-weight="normal" fo:font-family="'Courier New'" style:font-family-asian="'Courier New'" style:font-family-complex="'Courier New'" fo:background-color="#f8f9fa" fo:color="#d73038"/>
    </style:style>
    <style:style style:name="T157" style:family="text">
      <style:text-properties fo:font-size="10.50pt" fo:font-weight="normal" fo:font-family="'Courier New'" style:font-family-asian="'Courier New'" style:font-family-complex="'Courier New'" fo:background-color="#f8f9fa" fo:color="#2f6f9f"/>
    </style:style>
    <style:style style:name="T158" style:family="text">
      <style:text-properties fo:font-size="10.50pt" fo:font-weight="normal" fo:font-family="'Courier New'" style:font-family-asian="'Courier New'" style:font-family-complex="'Courier New'" fo:background-color="#f8f9fa" fo:color="#212529"/>
    </style:style>
    <style:style style:name="T159" style:family="text">
      <style:text-properties fo:font-size="10.50pt" fo:font-weight="normal" fo:font-family="'Courier New'" style:font-family-asian="'Courier New'" style:font-family-complex="'Courier New'" fo:background-color="#f8f9fa" fo:color="#2f6f9f"/>
    </style:style>
    <style:style style:name="T160" style:family="text">
      <style:text-properties fo:font-size="10.50pt" fo:font-weight="normal" fo:font-family="'Courier New'" style:font-family-asian="'Courier New'" style:font-family-complex="'Courier New'" fo:background-color="#f8f9fa" fo:color="#212529"/>
    </style:style>
    <style:style style:name="T161" style:family="text">
      <style:text-properties fo:font-size="10.50pt" fo:font-weight="normal" fo:font-family="'Courier New'" style:font-family-asian="'Courier New'" style:font-family-complex="'Courier New'" fo:background-color="#f8f9fa" fo:color="#006ee0"/>
    </style:style>
    <style:style style:name="T162" style:family="text">
      <style:text-properties fo:font-size="10.50pt" fo:font-weight="normal" fo:font-family="'Courier New'" style:font-family-asian="'Courier New'" style:font-family-complex="'Courier New'" fo:background-color="#f8f9fa" fo:color="#d73038"/>
    </style:style>
    <style:style style:name="T163" style:family="text">
      <style:text-properties fo:font-size="10.50pt" fo:font-weight="normal" fo:font-family="'Courier New'" style:font-family-asian="'Courier New'" style:font-family-complex="'Courier New'" fo:background-color="#f8f9fa" fo:color="#212529"/>
    </style:style>
    <style:style style:name="T164" style:family="text">
      <style:text-properties fo:font-size="10.50pt" fo:font-weight="normal" fo:font-family="'Courier New'" style:font-family-asian="'Courier New'" style:font-family-complex="'Courier New'" fo:background-color="#f8f9fa" fo:color="#006ee0"/>
    </style:style>
    <style:style style:name="T165" style:family="text">
      <style:text-properties fo:font-size="10.50pt" fo:font-weight="normal" fo:font-family="'Courier New'" style:font-family-asian="'Courier New'" style:font-family-complex="'Courier New'" fo:background-color="#f8f9fa" fo:color="#d73038"/>
    </style:style>
    <style:style style:name="T166" style:family="text">
      <style:text-properties fo:font-size="10.50pt" fo:font-weight="normal" fo:font-family="'Courier New'" style:font-family-asian="'Courier New'" style:font-family-complex="'Courier New'" fo:background-color="#f8f9fa" fo:color="#2f6f9f"/>
    </style:style>
    <style:style style:name="T167" style:family="text">
      <style:text-properties fo:font-size="10.50pt" fo:font-weight="normal" fo:font-family="'Courier New'" style:font-family-asian="'Courier New'" style:font-family-complex="'Courier New'" fo:background-color="#f8f9fa" fo:color="#212529"/>
    </style:style>
    <style:style style:name="T168" style:family="text">
      <style:text-properties fo:font-size="10.50pt" fo:font-weight="normal" fo:font-family="'Courier New'" style:font-family-asian="'Courier New'" style:font-family-complex="'Courier New'" fo:background-color="#f8f9fa" fo:color="#2f6f9f"/>
    </style:style>
    <style:style style:name="T169" style:family="text">
      <style:text-properties fo:font-size="10.50pt" fo:font-weight="normal" fo:font-family="'Courier New'" style:font-family-asian="'Courier New'" style:font-family-complex="'Courier New'" fo:background-color="#f8f9fa" fo:color="#212529"/>
    </style:style>
    <style:style style:name="T170" style:family="text">
      <style:text-properties fo:font-size="10.50pt" fo:font-weight="normal" fo:font-family="'Courier New'" style:font-family-asian="'Courier New'" style:font-family-complex="'Courier New'" fo:background-color="#f8f9fa" fo:color="#2f6f9f"/>
    </style:style>
    <style:style style:name="T171" style:family="text">
      <style:text-properties fo:font-size="10.50pt" fo:font-weight="normal" fo:font-family="'Courier New'" style:font-family-asian="'Courier New'" style:font-family-complex="'Courier New'" fo:background-color="#f8f9fa" fo:color="#212529"/>
    </style:style>
    <style:style style:name="T172" style:family="text">
      <style:text-properties fo:font-size="10.50pt" fo:font-weight="normal" fo:font-family="'Courier New'" style:font-family-asian="'Courier New'" style:font-family-complex="'Courier New'" fo:background-color="#f8f9fa" fo:color="#006ee0"/>
    </style:style>
    <style:style style:name="T173" style:family="text">
      <style:text-properties fo:font-size="10.50pt" fo:font-weight="normal" fo:font-family="'Courier New'" style:font-family-asian="'Courier New'" style:font-family-complex="'Courier New'" fo:background-color="#f8f9fa" fo:color="#d73038"/>
    </style:style>
    <style:style style:name="T174" style:family="text">
      <style:text-properties fo:font-size="10.50pt" fo:font-weight="normal" fo:font-family="'Courier New'" style:font-family-asian="'Courier New'" style:font-family-complex="'Courier New'" fo:background-color="#f8f9fa" fo:color="#212529"/>
    </style:style>
    <style:style style:name="T175" style:family="text">
      <style:text-properties fo:font-size="10.50pt" fo:font-weight="normal" fo:font-family="'Courier New'" style:font-family-asian="'Courier New'" style:font-family-complex="'Courier New'" fo:background-color="#f8f9fa" fo:color="#006ee0"/>
    </style:style>
    <style:style style:name="T176" style:family="text">
      <style:text-properties fo:font-size="10.50pt" fo:font-weight="normal" fo:font-family="'Courier New'" style:font-family-asian="'Courier New'" style:font-family-complex="'Courier New'" fo:background-color="#f8f9fa" fo:color="#d73038"/>
    </style:style>
    <style:style style:name="T177" style:family="text">
      <style:text-properties fo:font-size="10.50pt" fo:font-weight="normal" fo:font-family="'Courier New'" style:font-family-asian="'Courier New'" style:font-family-complex="'Courier New'" fo:background-color="#f8f9fa" fo:color="#2f6f9f"/>
    </style:style>
    <style:style style:name="T178" style:family="text">
      <style:text-properties fo:font-size="10.50pt" fo:font-weight="normal" fo:font-family="'Courier New'" style:font-family-asian="'Courier New'" style:font-family-complex="'Courier New'" fo:background-color="#f8f9fa" fo:color="#212529"/>
    </style:style>
    <style:style style:name="T179" style:family="text">
      <style:text-properties fo:font-size="10.50pt" fo:font-weight="normal" fo:font-family="'Courier New'" style:font-family-asian="'Courier New'" style:font-family-complex="'Courier New'" fo:background-color="#f8f9fa" fo:color="#2f6f9f"/>
    </style:style>
    <style:style style:name="T180" style:family="text">
      <style:text-properties fo:font-size="10.50pt" fo:font-weight="normal" fo:font-family="'Courier New'" style:font-family-asian="'Courier New'" style:font-family-complex="'Courier New'" fo:background-color="#f8f9fa" fo:color="#212529"/>
    </style:style>
    <style:style style:name="T181" style:family="text">
      <style:text-properties fo:font-size="10.50pt" fo:font-weight="normal" fo:font-family="'Courier New'" style:font-family-asian="'Courier New'" style:font-family-complex="'Courier New'" fo:background-color="#f8f9fa" fo:color="#2f6f9f"/>
    </style:style>
    <style:style style:name="T182" style:family="text">
      <style:text-properties fo:font-size="10.50pt" fo:font-weight="normal" fo:font-family="'Courier New'" style:font-family-asian="'Courier New'" style:font-family-complex="'Courier New'" fo:background-color="#f8f9fa" fo:color="#212529"/>
    </style:style>
    <style:style style:name="T183" style:family="text">
      <style:text-properties fo:font-size="10.50pt" fo:font-weight="normal" fo:font-family="'Courier New'" style:font-family-asian="'Courier New'" style:font-family-complex="'Courier New'" fo:background-color="#f8f9fa" fo:color="#006ee0"/>
    </style:style>
    <style:style style:name="T184" style:family="text">
      <style:text-properties fo:font-size="10.50pt" fo:font-weight="normal" fo:font-family="'Courier New'" style:font-family-asian="'Courier New'" style:font-family-complex="'Courier New'" fo:background-color="#f8f9fa" fo:color="#d73038"/>
    </style:style>
    <style:style style:name="T185" style:family="text">
      <style:text-properties fo:font-size="10.50pt" fo:font-weight="normal" fo:font-family="'Courier New'" style:font-family-asian="'Courier New'" style:font-family-complex="'Courier New'" fo:background-color="#f8f9fa" fo:color="#2f6f9f"/>
    </style:style>
    <style:style style:name="T186" style:family="text">
      <style:text-properties fo:font-size="10.50pt" fo:font-weight="normal" fo:font-family="'Courier New'" style:font-family-asian="'Courier New'" style:font-family-complex="'Courier New'" fo:background-color="#f8f9fa" fo:color="#212529"/>
    </style:style>
    <style:style style:name="T187" style:family="text">
      <style:text-properties fo:font-size="10.50pt" fo:font-weight="normal" fo:font-family="'Courier New'" style:font-family-asian="'Courier New'" style:font-family-complex="'Courier New'" fo:background-color="#f8f9fa" fo:color="#2f6f9f"/>
    </style:style>
    <style:style style:name="T188" style:family="text">
      <style:text-properties fo:font-size="10.50pt" fo:font-weight="normal" fo:font-family="'Courier New'" style:font-family-asian="'Courier New'" style:font-family-complex="'Courier New'" fo:background-color="#f8f9fa" fo:color="#212529"/>
    </style:style>
    <style:style style:name="T189" style:family="text">
      <style:text-properties fo:font-size="10.50pt" fo:font-weight="normal" fo:font-family="'Courier New'" style:font-family-asian="'Courier New'" style:font-family-complex="'Courier New'" fo:background-color="#f8f9fa" fo:color="#006ee0"/>
    </style:style>
    <style:style style:name="T190" style:family="text">
      <style:text-properties fo:font-size="10.50pt" fo:font-weight="normal" fo:font-family="'Courier New'" style:font-family-asian="'Courier New'" style:font-family-complex="'Courier New'" fo:background-color="#f8f9fa" fo:color="#d73038"/>
    </style:style>
    <style:style style:name="T191" style:family="text">
      <style:text-properties fo:font-size="10.50pt" fo:font-weight="normal" fo:font-family="'Courier New'" style:font-family-asian="'Courier New'" style:font-family-complex="'Courier New'" fo:background-color="#f8f9fa" fo:color="#212529"/>
    </style:style>
    <style:style style:name="T192" style:family="text">
      <style:text-properties fo:font-size="10.50pt" fo:font-weight="normal" fo:font-family="'Courier New'" style:font-family-asian="'Courier New'" style:font-family-complex="'Courier New'" fo:background-color="#f8f9fa" fo:color="#006ee0"/>
    </style:style>
    <style:style style:name="T193" style:family="text">
      <style:text-properties fo:font-size="10.50pt" fo:font-weight="normal" fo:font-family="'Courier New'" style:font-family-asian="'Courier New'" style:font-family-complex="'Courier New'" fo:background-color="#f8f9fa" fo:color="#d73038"/>
    </style:style>
    <style:style style:name="T194" style:family="text">
      <style:text-properties fo:font-size="10.50pt" fo:font-weight="normal" fo:font-family="'Courier New'" style:font-family-asian="'Courier New'" style:font-family-complex="'Courier New'" fo:background-color="#f8f9fa" fo:color="#2f6f9f"/>
    </style:style>
    <style:style style:name="T195" style:family="text">
      <style:text-properties fo:font-size="10.50pt" fo:font-weight="normal" fo:font-family="'Courier New'" style:font-family-asian="'Courier New'" style:font-family-complex="'Courier New'" fo:background-color="#f8f9fa" fo:color="#212529"/>
    </style:style>
    <style:style style:name="T196" style:family="text">
      <style:text-properties fo:font-size="10.50pt" fo:font-weight="normal" fo:font-family="'Courier New'" style:font-family-asian="'Courier New'" style:font-family-complex="'Courier New'" fo:background-color="#f8f9fa" fo:color="#2f6f9f"/>
    </style:style>
    <style:style style:name="T197" style:family="text">
      <style:text-properties fo:font-size="10.50pt" fo:font-weight="normal" fo:font-family="'Courier New'" style:font-family-asian="'Courier New'" style:font-family-complex="'Courier New'" fo:background-color="#f8f9fa" fo:color="#212529"/>
    </style:style>
    <style:style style:name="T198" style:family="text">
      <style:text-properties fo:font-size="10.50pt" fo:font-weight="normal" fo:font-family="'Courier New'" style:font-family-asian="'Courier New'" style:font-family-complex="'Courier New'" fo:background-color="#f8f9fa" fo:color="#2f6f9f"/>
    </style:style>
    <style:style style:name="T199" style:family="text">
      <style:text-properties fo:font-size="10.50pt" fo:font-weight="normal" fo:font-family="'Courier New'" style:font-family-asian="'Courier New'" style:font-family-complex="'Courier New'" fo:background-color="#f8f9fa" fo:color="#212529"/>
    </style:style>
    <style:style style:name="T200" style:family="text">
      <style:text-properties fo:font-size="10.50pt" fo:font-weight="normal" fo:font-family="'Courier New'" style:font-family-asian="'Courier New'" style:font-family-complex="'Courier New'" fo:background-color="#f8f9fa" fo:color="#2f6f9f"/>
    </style:style>
    <style:style style:name="T201" style:family="text">
      <style:text-properties fo:font-size="10.50pt" fo:font-weight="normal" fo:font-family="'Courier New'" style:font-family-asian="'Courier New'" style:font-family-complex="'Courier New'" fo:background-color="#f8f9fa" fo:color="#212529"/>
    </style:style>
    <style:style style:name="T202" style:family="text">
      <style:text-properties fo:font-size="10.50pt" fo:font-weight="normal" fo:font-family="'Courier New'" style:font-family-asian="'Courier New'" style:font-family-complex="'Courier New'" fo:background-color="#f8f9fa" fo:color="#2f6f9f"/>
    </style:style>
    <style:style style:name="T203" style:family="text">
      <style:text-properties fo:font-size="10.50pt" fo:font-weight="normal" fo:font-family="'Courier New'" style:font-family-asian="'Courier New'" style:font-family-complex="'Courier New'" fo:background-color="#f8f9fa" fo:color="#212529"/>
    </style:style>
    <style:style style:name="T204" style:family="text">
      <style:text-properties fo:font-size="10.50pt" fo:font-weight="normal" fo:font-family="'Courier New'" style:font-family-asian="'Courier New'" style:font-family-complex="'Courier New'" fo:background-color="#f8f9fa" fo:color="#006ee0"/>
    </style:style>
    <style:style style:name="T205" style:family="text">
      <style:text-properties fo:font-size="10.50pt" fo:font-weight="normal" fo:font-family="'Courier New'" style:font-family-asian="'Courier New'" style:font-family-complex="'Courier New'" fo:background-color="#f8f9fa" fo:color="#d73038"/>
    </style:style>
    <style:style style:name="T206" style:family="text">
      <style:text-properties fo:font-size="10.50pt" fo:font-weight="normal" fo:font-family="'Courier New'" style:font-family-asian="'Courier New'" style:font-family-complex="'Courier New'" fo:background-color="#f8f9fa" fo:color="#2f6f9f"/>
    </style:style>
    <style:style style:name="T207" style:family="text">
      <style:text-properties fo:font-size="10.50pt" fo:font-weight="normal" fo:font-family="'Courier New'" style:font-family-asian="'Courier New'" style:font-family-complex="'Courier New'" fo:background-color="#f8f9fa" fo:color="#212529"/>
    </style:style>
    <style:style style:name="T208" style:family="text">
      <style:text-properties fo:font-size="10.50pt" fo:font-weight="normal" fo:font-family="'Courier New'" style:font-family-asian="'Courier New'" style:font-family-complex="'Courier New'" fo:background-color="#f8f9fa" fo:color="#2f6f9f"/>
    </style:style>
    <style:style style:name="T209" style:family="text">
      <style:text-properties fo:font-size="10.50pt" fo:font-weight="normal" fo:font-family="'Courier New'" style:font-family-asian="'Courier New'" style:font-family-complex="'Courier New'" fo:background-color="#f8f9fa" fo:color="#212529"/>
    </style:style>
    <style:style style:name="T210" style:family="text">
      <style:text-properties fo:font-size="10.50pt" fo:font-weight="normal" fo:font-family="'Courier New'" style:font-family-asian="'Courier New'" style:font-family-complex="'Courier New'" fo:background-color="#f8f9fa" fo:color="#006ee0"/>
    </style:style>
    <style:style style:name="T211" style:family="text">
      <style:text-properties fo:font-size="10.50pt" fo:font-weight="normal" fo:font-family="'Courier New'" style:font-family-asian="'Courier New'" style:font-family-complex="'Courier New'" fo:background-color="#f8f9fa" fo:color="#d73038"/>
    </style:style>
    <style:style style:name="T212" style:family="text">
      <style:text-properties fo:font-size="10.50pt" fo:font-weight="normal" fo:font-family="'Courier New'" style:font-family-asian="'Courier New'" style:font-family-complex="'Courier New'" fo:background-color="#f8f9fa" fo:color="#212529"/>
    </style:style>
    <style:style style:name="T213" style:family="text">
      <style:text-properties fo:font-size="10.50pt" fo:font-weight="normal" fo:font-family="'Courier New'" style:font-family-asian="'Courier New'" style:font-family-complex="'Courier New'" fo:background-color="#f8f9fa" fo:color="#006ee0"/>
    </style:style>
    <style:style style:name="T214" style:family="text">
      <style:text-properties fo:font-size="10.50pt" fo:font-weight="normal" fo:font-family="'Courier New'" style:font-family-asian="'Courier New'" style:font-family-complex="'Courier New'" fo:background-color="#f8f9fa" fo:color="#d73038"/>
    </style:style>
    <style:style style:name="T215" style:family="text">
      <style:text-properties fo:font-size="10.50pt" fo:font-weight="normal" fo:font-family="'Courier New'" style:font-family-asian="'Courier New'" style:font-family-complex="'Courier New'" fo:background-color="#f8f9fa" fo:color="#212529"/>
    </style:style>
    <style:style style:name="T216" style:family="text">
      <style:text-properties fo:font-size="10.50pt" fo:font-weight="normal" fo:font-family="'Courier New'" style:font-family-asian="'Courier New'" style:font-family-complex="'Courier New'" fo:background-color="#f8f9fa" fo:color="#006ee0"/>
    </style:style>
    <style:style style:name="T217" style:family="text">
      <style:text-properties fo:font-size="10.50pt" fo:font-weight="normal" fo:font-family="'Courier New'" style:font-family-asian="'Courier New'" style:font-family-complex="'Courier New'" fo:background-color="#f8f9fa" fo:color="#d73038"/>
    </style:style>
    <style:style style:name="T218" style:family="text">
      <style:text-properties fo:font-size="10.50pt" fo:font-weight="normal" fo:font-family="'Courier New'" style:font-family-asian="'Courier New'" style:font-family-complex="'Courier New'" fo:background-color="#f8f9fa" fo:color="#212529"/>
    </style:style>
    <style:style style:name="T219" style:family="text">
      <style:text-properties fo:font-size="10.50pt" fo:font-weight="normal" fo:font-family="'Courier New'" style:font-family-asian="'Courier New'" style:font-family-complex="'Courier New'" fo:background-color="#f8f9fa" fo:color="#006ee0"/>
    </style:style>
    <style:style style:name="T220" style:family="text">
      <style:text-properties fo:font-size="10.50pt" fo:font-weight="normal" fo:font-family="'Courier New'" style:font-family-asian="'Courier New'" style:font-family-complex="'Courier New'" fo:background-color="#f8f9fa" fo:color="#d73038"/>
    </style:style>
    <style:style style:name="T221" style:family="text">
      <style:text-properties fo:font-size="10.50pt" fo:font-weight="normal" fo:font-family="'Courier New'" style:font-family-asian="'Courier New'" style:font-family-complex="'Courier New'" fo:background-color="#f8f9fa" fo:color="#2f6f9f"/>
    </style:style>
    <style:style style:name="T222" style:family="text">
      <style:text-properties fo:font-size="10.50pt" fo:font-weight="normal" fo:font-family="'Courier New'" style:font-family-asian="'Courier New'" style:font-family-complex="'Courier New'" fo:background-color="#f8f9fa" fo:color="#212529"/>
    </style:style>
    <style:style style:name="T223" style:family="text">
      <style:text-properties fo:font-size="10.50pt" fo:font-weight="normal" fo:font-family="'Courier New'" style:font-family-asian="'Courier New'" style:font-family-complex="'Courier New'" fo:background-color="#f8f9fa" fo:color="#2f6f9f"/>
    </style:style>
    <style:style style:name="T224" style:family="text">
      <style:text-properties fo:font-size="10.50pt" fo:font-weight="normal" fo:font-family="'Courier New'" style:font-family-asian="'Courier New'" style:font-family-complex="'Courier New'" fo:background-color="#f8f9fa" fo:color="#212529"/>
    </style:style>
    <style:style style:name="T225" style:family="text">
      <style:text-properties fo:font-size="10.50pt" fo:font-weight="normal" fo:font-family="'Courier New'" style:font-family-asian="'Courier New'" style:font-family-complex="'Courier New'" fo:background-color="#f8f9fa" fo:color="#2f6f9f"/>
    </style:style>
    <style:style style:name="T226" style:family="text">
      <style:text-properties fo:font-size="10.50pt" fo:font-weight="normal" fo:font-family="'Courier New'" style:font-family-asian="'Courier New'" style:font-family-complex="'Courier New'" fo:background-color="#f8f9fa" fo:color="#212529"/>
    </style:style>
    <style:style style:name="T227" style:family="text">
      <style:text-properties fo:font-size="10.50pt" fo:font-weight="normal" fo:font-family="'Courier New'" style:font-family-asian="'Courier New'" style:font-family-complex="'Courier New'" fo:background-color="#f8f9fa" fo:color="#2f6f9f"/>
    </style:style>
    <style:style style:name="T228" style:family="text">
      <style:text-properties fo:font-size="10.50pt" fo:font-weight="normal" fo:font-family="'Courier New'" style:font-family-asian="'Courier New'" style:font-family-complex="'Courier New'" fo:background-color="#f8f9fa" fo:color="#212529"/>
    </style:style>
    <style:style style:name="T229" style:family="text">
      <style:text-properties fo:font-size="10.50pt" fo:font-weight="normal" fo:font-family="'Courier New'" style:font-family-asian="'Courier New'" style:font-family-complex="'Courier New'" fo:background-color="#f8f9fa" fo:color="#2f6f9f"/>
    </style:style>
    <style:style style:name="T230" style:family="text">
      <style:text-properties fo:font-size="10.50pt" fo:font-weight="normal" fo:font-family="'Courier New'" style:font-family-asian="'Courier New'" style:font-family-complex="'Courier New'" fo:background-color="#f8f9fa" fo:color="#212529"/>
    </style:style>
    <style:style style:name="T231" style:family="text">
      <style:text-properties fo:font-size="10.50pt" fo:font-weight="normal" fo:font-family="'Courier New'" style:font-family-asian="'Courier New'" style:font-family-complex="'Courier New'" fo:background-color="#f8f9fa" fo:color="#006ee0"/>
    </style:style>
    <style:style style:name="T232" style:family="text">
      <style:text-properties fo:font-size="10.50pt" fo:font-weight="normal" fo:font-family="'Courier New'" style:font-family-asian="'Courier New'" style:font-family-complex="'Courier New'" fo:background-color="#f8f9fa" fo:color="#d73038"/>
    </style:style>
    <style:style style:name="T233" style:family="text">
      <style:text-properties fo:font-size="10.50pt" fo:font-weight="normal" fo:font-family="'Courier New'" style:font-family-asian="'Courier New'" style:font-family-complex="'Courier New'" fo:background-color="#f8f9fa" fo:color="#2f6f9f"/>
    </style:style>
    <style:style style:name="T234" style:family="text">
      <style:text-properties fo:font-size="10.50pt" fo:font-weight="normal" fo:font-family="'Courier New'" style:font-family-asian="'Courier New'" style:font-family-complex="'Courier New'" fo:background-color="#f8f9fa" fo:color="#212529"/>
    </style:style>
    <style:style style:name="T235" style:family="text">
      <style:text-properties fo:font-size="10.50pt" fo:font-weight="normal" fo:font-family="'Courier New'" style:font-family-asian="'Courier New'" style:font-family-complex="'Courier New'" fo:background-color="#f8f9fa" fo:color="#2f6f9f"/>
    </style:style>
    <style:style style:name="T236" style:family="text">
      <style:text-properties fo:font-size="10.50pt" fo:font-weight="normal" fo:font-family="'Courier New'" style:font-family-asian="'Courier New'" style:font-family-complex="'Courier New'" fo:background-color="#f8f9fa" fo:color="#212529"/>
    </style:style>
    <style:style style:name="T237" style:family="text">
      <style:text-properties fo:font-size="10.50pt" fo:font-weight="normal" fo:font-family="'Courier New'" style:font-family-asian="'Courier New'" style:font-family-complex="'Courier New'" fo:background-color="#f8f9fa" fo:color="#006ee0"/>
    </style:style>
    <style:style style:name="T238" style:family="text">
      <style:text-properties fo:font-size="10.50pt" fo:font-weight="normal" fo:font-family="'Courier New'" style:font-family-asian="'Courier New'" style:font-family-complex="'Courier New'" fo:background-color="#f8f9fa" fo:color="#d73038"/>
    </style:style>
    <style:style style:name="T239" style:family="text">
      <style:text-properties fo:font-size="10.50pt" fo:font-weight="normal" fo:font-family="'Courier New'" style:font-family-asian="'Courier New'" style:font-family-complex="'Courier New'" fo:background-color="#f8f9fa" fo:color="#212529"/>
    </style:style>
    <style:style style:name="T240" style:family="text">
      <style:text-properties fo:font-size="10.50pt" fo:font-weight="normal" fo:font-family="'Courier New'" style:font-family-asian="'Courier New'" style:font-family-complex="'Courier New'" fo:background-color="#f8f9fa" fo:color="#006ee0"/>
    </style:style>
    <style:style style:name="T241" style:family="text">
      <style:text-properties fo:font-size="10.50pt" fo:font-weight="normal" fo:font-family="'Courier New'" style:font-family-asian="'Courier New'" style:font-family-complex="'Courier New'" fo:background-color="#f8f9fa" fo:color="#d73038"/>
    </style:style>
    <style:style style:name="T242" style:family="text">
      <style:text-properties fo:font-size="10.50pt" fo:font-weight="normal" fo:font-family="'Courier New'" style:font-family-asian="'Courier New'" style:font-family-complex="'Courier New'" fo:background-color="#f8f9fa" fo:color="#212529"/>
    </style:style>
    <style:style style:name="T243" style:family="text">
      <style:text-properties fo:font-size="10.50pt" fo:font-weight="normal" fo:font-family="'Courier New'" style:font-family-asian="'Courier New'" style:font-family-complex="'Courier New'" fo:background-color="#f8f9fa" fo:color="#006ee0"/>
    </style:style>
    <style:style style:name="T244" style:family="text">
      <style:text-properties fo:font-size="10.50pt" fo:font-weight="normal" fo:font-family="'Courier New'" style:font-family-asian="'Courier New'" style:font-family-complex="'Courier New'" fo:background-color="#f8f9fa" fo:color="#d73038"/>
    </style:style>
    <style:style style:name="T245" style:family="text">
      <style:text-properties fo:font-size="10.50pt" fo:font-weight="normal" fo:font-family="'Courier New'" style:font-family-asian="'Courier New'" style:font-family-complex="'Courier New'" fo:background-color="#f8f9fa" fo:color="#212529"/>
    </style:style>
    <style:style style:name="T246" style:family="text">
      <style:text-properties fo:font-size="10.50pt" fo:font-weight="normal" fo:font-family="'Courier New'" style:font-family-asian="'Courier New'" style:font-family-complex="'Courier New'" fo:background-color="#f8f9fa" fo:color="#006ee0"/>
    </style:style>
    <style:style style:name="T247" style:family="text">
      <style:text-properties fo:font-size="10.50pt" fo:font-weight="normal" fo:font-family="'Courier New'" style:font-family-asian="'Courier New'" style:font-family-complex="'Courier New'" fo:background-color="#f8f9fa" fo:color="#d73038"/>
    </style:style>
    <style:style style:name="T248" style:family="text">
      <style:text-properties fo:font-size="10.50pt" fo:font-weight="normal" fo:font-family="'Courier New'" style:font-family-asian="'Courier New'" style:font-family-complex="'Courier New'" fo:background-color="#f8f9fa" fo:color="#2f6f9f"/>
    </style:style>
    <style:style style:name="T249" style:family="text">
      <style:text-properties fo:font-size="10.50pt" fo:font-weight="normal" fo:font-family="'Courier New'" style:font-family-asian="'Courier New'" style:font-family-complex="'Courier New'" fo:background-color="#f8f9fa" fo:color="#212529"/>
    </style:style>
    <style:style style:name="T250" style:family="text">
      <style:text-properties fo:font-size="10.50pt" fo:font-weight="normal" fo:font-family="'Courier New'" style:font-family-asian="'Courier New'" style:font-family-complex="'Courier New'" fo:background-color="#f8f9fa" fo:color="#2f6f9f"/>
    </style:style>
    <style:style style:name="T251" style:family="text">
      <style:text-properties fo:font-size="10.50pt" fo:font-weight="normal" fo:font-family="'Courier New'" style:font-family-asian="'Courier New'" style:font-family-complex="'Courier New'" fo:background-color="#f8f9fa" fo:color="#212529"/>
    </style:style>
    <style:style style:name="T252" style:family="text">
      <style:text-properties fo:font-size="10.50pt" fo:font-weight="normal" fo:font-family="'Courier New'" style:font-family-asian="'Courier New'" style:font-family-complex="'Courier New'" fo:background-color="#f8f9fa" fo:color="#006ee0"/>
    </style:style>
    <style:style style:name="T253" style:family="text">
      <style:text-properties fo:font-size="10.50pt" fo:font-weight="normal" fo:font-family="'Courier New'" style:font-family-asian="'Courier New'" style:font-family-complex="'Courier New'" fo:background-color="#f8f9fa" fo:color="#d73038"/>
    </style:style>
    <style:style style:name="T254" style:family="text">
      <style:text-properties fo:font-size="10.50pt" fo:font-weight="normal" fo:font-family="'Courier New'" style:font-family-asian="'Courier New'" style:font-family-complex="'Courier New'" fo:background-color="#f8f9fa" fo:color="#212529"/>
    </style:style>
    <style:style style:name="T255" style:family="text">
      <style:text-properties fo:font-size="10.50pt" fo:font-weight="normal" fo:font-family="'Courier New'" style:font-family-asian="'Courier New'" style:font-family-complex="'Courier New'" fo:background-color="#f8f9fa" fo:color="#006ee0"/>
    </style:style>
    <style:style style:name="T256" style:family="text">
      <style:text-properties fo:font-size="10.50pt" fo:font-weight="normal" fo:font-family="'Courier New'" style:font-family-asian="'Courier New'" style:font-family-complex="'Courier New'" fo:background-color="#f8f9fa" fo:color="#d73038"/>
    </style:style>
    <style:style style:name="T257" style:family="text">
      <style:text-properties fo:font-size="10.50pt" fo:font-weight="normal" fo:font-family="'Courier New'" style:font-family-asian="'Courier New'" style:font-family-complex="'Courier New'" fo:background-color="#f8f9fa" fo:color="#2f6f9f"/>
    </style:style>
    <style:style style:name="T258" style:family="text">
      <style:text-properties fo:font-size="10.50pt" fo:font-weight="normal" fo:font-family="'Courier New'" style:font-family-asian="'Courier New'" style:font-family-complex="'Courier New'" fo:background-color="#f8f9fa" fo:color="#212529"/>
    </style:style>
    <style:style style:name="T259" style:family="text">
      <style:text-properties fo:font-size="10.50pt" fo:font-weight="normal" fo:font-family="'Courier New'" style:font-family-asian="'Courier New'" style:font-family-complex="'Courier New'" fo:background-color="#f8f9fa" fo:color="#2f6f9f"/>
    </style:style>
    <style:style style:name="T260" style:family="text">
      <style:text-properties fo:font-size="10.50pt" fo:font-weight="normal" fo:font-family="'Courier New'" style:font-family-asian="'Courier New'" style:font-family-complex="'Courier New'" fo:background-color="#f8f9fa" fo:color="#212529"/>
    </style:style>
    <style:style style:name="T261" style:family="text">
      <style:text-properties fo:font-size="10.50pt" fo:font-weight="normal" fo:font-family="'Courier New'" style:font-family-asian="'Courier New'" style:font-family-complex="'Courier New'" fo:background-color="#f8f9fa" fo:color="#2f6f9f"/>
    </style:style>
    <style:style style:name="T262" style:family="text">
      <style:text-properties fo:font-size="10.50pt" fo:font-weight="normal" fo:font-family="'Courier New'" style:font-family-asian="'Courier New'" style:font-family-complex="'Courier New'" fo:background-color="#f8f9fa" fo:color="#212529"/>
    </style:style>
    <style:style style:name="T263" style:family="text">
      <style:text-properties fo:font-size="10.50pt" fo:font-weight="normal" fo:font-family="'Courier New'" style:font-family-asian="'Courier New'" style:font-family-complex="'Courier New'" fo:background-color="#f8f9fa" fo:color="#2f6f9f"/>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bold" fo:font-family="Arial" style:font-family-asian="Arial" style:font-family-complex="Arial" fo:background-color="transparent" style:use-window-font-color="true"/>
    </style:style>
    <style:style style:name="T266" style:family="text">
      <style:text-properties fo:font-size="11.00pt" fo:font-weight="normal" fo:font-family="Arial" style:font-family-asian="Arial" style:font-family-complex="Arial" fo:background-color="transparent" style:use-window-font-color="true"/>
    </style:style>
    <style:style style:name="T2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8" style:family="text">
      <style:text-properties fo:font-size="11.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50pt" fo:font-weight="normal" fo:font-family="'Courier New'" style:font-family-asian="'Courier New'" style:font-family-complex="'Courier New'" fo:background-color="#f8f9fa" fo:color="#2f6f9f"/>
    </style:style>
    <style:style style:name="T271" style:family="text">
      <style:text-properties fo:font-size="10.50pt" fo:font-weight="normal" fo:font-family="'Courier New'" style:font-family-asian="'Courier New'" style:font-family-complex="'Courier New'" fo:background-color="#f8f9fa" fo:color="#212529"/>
    </style:style>
    <style:style style:name="T272" style:family="text">
      <style:text-properties fo:font-size="10.50pt" fo:font-weight="normal" fo:font-family="'Courier New'" style:font-family-asian="'Courier New'" style:font-family-complex="'Courier New'" fo:background-color="#f8f9fa" fo:color="#2f6f9f"/>
    </style:style>
    <style:style style:name="T273" style:family="text">
      <style:text-properties fo:font-size="10.50pt" fo:font-weight="normal" fo:font-family="'Courier New'" style:font-family-asian="'Courier New'" style:font-family-complex="'Courier New'" fo:background-color="#f8f9fa" fo:color="#212529"/>
    </style:style>
    <style:style style:name="T274" style:family="text">
      <style:text-properties fo:font-size="10.50pt" fo:font-weight="normal" fo:font-family="'Courier New'" style:font-family-asian="'Courier New'" style:font-family-complex="'Courier New'" fo:background-color="#f8f9fa" fo:color="#006ee0"/>
    </style:style>
    <style:style style:name="T275" style:family="text">
      <style:text-properties fo:font-size="10.50pt" fo:font-weight="normal" fo:font-family="'Courier New'" style:font-family-asian="'Courier New'" style:font-family-complex="'Courier New'" fo:background-color="#f8f9fa" fo:color="#d73038"/>
    </style:style>
    <style:style style:name="T276" style:family="text">
      <style:text-properties fo:font-size="10.50pt" fo:font-weight="normal" fo:font-family="'Courier New'" style:font-family-asian="'Courier New'" style:font-family-complex="'Courier New'" fo:background-color="#f8f9fa" fo:color="#2f6f9f"/>
    </style:style>
    <style:style style:name="T277" style:family="text">
      <style:text-properties fo:font-size="10.50pt" fo:font-weight="normal" fo:font-family="'Courier New'" style:font-family-asian="'Courier New'" style:font-family-complex="'Courier New'" fo:background-color="#f8f9fa" fo:color="#212529"/>
    </style:style>
    <style:style style:name="T278" style:family="text">
      <style:text-properties fo:font-size="10.50pt" fo:font-weight="normal" fo:font-family="'Courier New'" style:font-family-asian="'Courier New'" style:font-family-complex="'Courier New'" fo:background-color="#f8f9fa" fo:color="#2f6f9f"/>
    </style:style>
    <style:style style:name="T279" style:family="text">
      <style:text-properties fo:font-size="10.50pt" fo:font-weight="normal" fo:font-family="'Courier New'" style:font-family-asian="'Courier New'" style:font-family-complex="'Courier New'" fo:background-color="#f8f9fa" fo:color="#212529"/>
    </style:style>
    <style:style style:name="T280" style:family="text">
      <style:text-properties fo:font-size="10.50pt" fo:font-weight="normal" fo:font-family="'Courier New'" style:font-family-asian="'Courier New'" style:font-family-complex="'Courier New'" fo:background-color="#f8f9fa" fo:color="#006ee0"/>
    </style:style>
    <style:style style:name="T281" style:family="text">
      <style:text-properties fo:font-size="10.50pt" fo:font-weight="normal" fo:font-family="'Courier New'" style:font-family-asian="'Courier New'" style:font-family-complex="'Courier New'" fo:background-color="#f8f9fa" fo:color="#d73038"/>
    </style:style>
    <style:style style:name="T282" style:family="text">
      <style:text-properties fo:font-size="10.50pt" fo:font-weight="normal" fo:font-family="'Courier New'" style:font-family-asian="'Courier New'" style:font-family-complex="'Courier New'" fo:background-color="#f8f9fa" fo:color="#2f6f9f"/>
    </style:style>
    <style:style style:name="T283" style:family="text">
      <style:text-properties fo:font-size="10.50pt" fo:font-weight="normal" fo:font-family="'Courier New'" style:font-family-asian="'Courier New'" style:font-family-complex="'Courier New'" fo:background-color="#f8f9fa" fo:color="#212529"/>
    </style:style>
    <style:style style:name="T284" style:family="text">
      <style:text-properties fo:font-size="10.50pt" fo:font-weight="normal" fo:font-family="'Courier New'" style:font-family-asian="'Courier New'" style:font-family-complex="'Courier New'" fo:background-color="#f8f9fa" fo:color="#2f6f9f"/>
    </style:style>
    <style:style style:name="T285" style:family="text">
      <style:text-properties fo:font-size="10.50pt" fo:font-weight="normal" fo:font-family="'Courier New'" style:font-family-asian="'Courier New'" style:font-family-complex="'Courier New'" fo:background-color="#f8f9fa" fo:color="#212529"/>
    </style:style>
    <style:style style:name="T286" style:family="text">
      <style:text-properties fo:font-size="10.50pt" fo:font-weight="normal" fo:font-family="'Courier New'" style:font-family-asian="'Courier New'" style:font-family-complex="'Courier New'" fo:background-color="#f8f9fa" fo:color="#2f6f9f"/>
    </style:style>
    <style:style style:name="T287" style:family="text">
      <style:text-properties fo:font-size="10.50pt" fo:font-weight="normal" fo:font-family="'Courier New'" style:font-family-asian="'Courier New'" style:font-family-complex="'Courier New'" fo:background-color="#f8f9fa" fo:color="#212529"/>
    </style:style>
    <style:style style:name="T288" style:family="text">
      <style:text-properties fo:font-size="10.50pt" fo:font-weight="normal" fo:font-family="'Courier New'" style:font-family-asian="'Courier New'" style:font-family-complex="'Courier New'" fo:background-color="#f8f9fa" fo:color="#006ee0"/>
    </style:style>
    <style:style style:name="T289" style:family="text">
      <style:text-properties fo:font-size="10.50pt" fo:font-weight="normal" fo:font-family="'Courier New'" style:font-family-asian="'Courier New'" style:font-family-complex="'Courier New'" fo:background-color="#f8f9fa" fo:color="#d73038"/>
    </style:style>
    <style:style style:name="T290" style:family="text">
      <style:text-properties fo:font-size="10.50pt" fo:font-weight="normal" fo:font-family="'Courier New'" style:font-family-asian="'Courier New'" style:font-family-complex="'Courier New'" fo:background-color="#f8f9fa" fo:color="#212529"/>
    </style:style>
    <style:style style:name="T291" style:family="text">
      <style:text-properties fo:font-size="10.50pt" fo:font-weight="normal" fo:font-family="'Courier New'" style:font-family-asian="'Courier New'" style:font-family-complex="'Courier New'" fo:background-color="#f8f9fa" fo:color="#006ee0"/>
    </style:style>
    <style:style style:name="T292" style:family="text">
      <style:text-properties fo:font-size="10.50pt" fo:font-weight="normal" fo:font-family="'Courier New'" style:font-family-asian="'Courier New'" style:font-family-complex="'Courier New'" fo:background-color="#f8f9fa" fo:color="#d73038"/>
    </style:style>
    <style:style style:name="T293" style:family="text">
      <style:text-properties fo:font-size="10.50pt" fo:font-weight="normal" fo:font-family="'Courier New'" style:font-family-asian="'Courier New'" style:font-family-complex="'Courier New'" fo:background-color="#f8f9fa" fo:color="#212529"/>
    </style:style>
    <style:style style:name="T294" style:family="text">
      <style:text-properties fo:font-size="10.50pt" fo:font-weight="normal" fo:font-family="'Courier New'" style:font-family-asian="'Courier New'" style:font-family-complex="'Courier New'" fo:background-color="#f8f9fa" fo:color="#006ee0"/>
    </style:style>
    <style:style style:name="T295" style:family="text">
      <style:text-properties fo:font-size="10.50pt" fo:font-weight="normal" fo:font-family="'Courier New'" style:font-family-asian="'Courier New'" style:font-family-complex="'Courier New'" fo:background-color="#f8f9fa" fo:color="#d73038"/>
    </style:style>
    <style:style style:name="T296" style:family="text">
      <style:text-properties fo:font-size="10.50pt" fo:font-weight="normal" fo:font-family="'Courier New'" style:font-family-asian="'Courier New'" style:font-family-complex="'Courier New'" fo:background-color="#f8f9fa" fo:color="#212529"/>
    </style:style>
    <style:style style:name="T297" style:family="text">
      <style:text-properties fo:font-size="10.50pt" fo:font-weight="normal" fo:font-family="'Courier New'" style:font-family-asian="'Courier New'" style:font-family-complex="'Courier New'" fo:background-color="#f8f9fa" fo:color="#006ee0"/>
    </style:style>
    <style:style style:name="T298" style:family="text">
      <style:text-properties fo:font-size="10.50pt" fo:font-weight="normal" fo:font-family="'Courier New'" style:font-family-asian="'Courier New'" style:font-family-complex="'Courier New'" fo:background-color="#f8f9fa" fo:color="#d73038"/>
    </style:style>
    <style:style style:name="T299" style:family="text">
      <style:text-properties fo:font-size="10.50pt" fo:font-weight="normal" fo:font-family="'Courier New'" style:font-family-asian="'Courier New'" style:font-family-complex="'Courier New'" fo:background-color="#f8f9fa" fo:color="#2f6f9f"/>
    </style:style>
    <style:style style:name="T300" style:family="text">
      <style:text-properties fo:font-size="10.50pt" fo:font-weight="normal" fo:font-family="'Courier New'" style:font-family-asian="'Courier New'" style:font-family-complex="'Courier New'" fo:background-color="#f8f9fa" fo:color="#212529"/>
    </style:style>
    <style:style style:name="T301" style:family="text">
      <style:text-properties fo:font-size="10.50pt" fo:font-weight="normal" fo:font-family="'Courier New'" style:font-family-asian="'Courier New'" style:font-family-complex="'Courier New'" fo:background-color="#f8f9fa" fo:color="#2f6f9f"/>
    </style:style>
    <style:style style:name="T302" style:family="text">
      <style:text-properties fo:font-size="10.50pt" fo:font-weight="normal" fo:font-family="'Courier New'" style:font-family-asian="'Courier New'" style:font-family-complex="'Courier New'" fo:background-color="#f8f9fa" fo:color="#212529"/>
    </style:style>
    <style:style style:name="T303" style:family="text">
      <style:text-properties fo:font-size="10.50pt" fo:font-weight="normal" fo:font-family="'Courier New'" style:font-family-asian="'Courier New'" style:font-family-complex="'Courier New'" fo:background-color="#f8f9fa" fo:color="#006ee0"/>
    </style:style>
    <style:style style:name="T304" style:family="text">
      <style:text-properties fo:font-size="10.50pt" fo:font-weight="normal" fo:font-family="'Courier New'" style:font-family-asian="'Courier New'" style:font-family-complex="'Courier New'" fo:background-color="#f8f9fa" fo:color="#d73038"/>
    </style:style>
    <style:style style:name="T305" style:family="text">
      <style:text-properties fo:font-size="10.50pt" fo:font-weight="normal" fo:font-family="'Courier New'" style:font-family-asian="'Courier New'" style:font-family-complex="'Courier New'" fo:background-color="#f8f9fa" fo:color="#212529"/>
    </style:style>
    <style:style style:name="T306" style:family="text">
      <style:text-properties fo:font-size="10.50pt" fo:font-weight="normal" fo:font-family="'Courier New'" style:font-family-asian="'Courier New'" style:font-family-complex="'Courier New'" fo:background-color="#f8f9fa" fo:color="#006ee0"/>
    </style:style>
    <style:style style:name="T307" style:family="text">
      <style:text-properties fo:font-size="10.50pt" fo:font-weight="normal" fo:font-family="'Courier New'" style:font-family-asian="'Courier New'" style:font-family-complex="'Courier New'" fo:background-color="#f8f9fa" fo:color="#d73038"/>
    </style:style>
    <style:style style:name="T308" style:family="text">
      <style:text-properties fo:font-size="10.50pt" fo:font-weight="normal" fo:font-family="'Courier New'" style:font-family-asian="'Courier New'" style:font-family-complex="'Courier New'" fo:background-color="#f8f9fa" fo:color="#2f6f9f"/>
    </style:style>
    <style:style style:name="T309" style:family="text">
      <style:text-properties fo:font-size="10.50pt" fo:font-weight="normal" fo:font-family="'Courier New'" style:font-family-asian="'Courier New'" style:font-family-complex="'Courier New'" fo:background-color="#f8f9fa" fo:color="#212529"/>
    </style:style>
    <style:style style:name="T310" style:family="text">
      <style:text-properties fo:font-size="10.50pt" fo:font-weight="normal" fo:font-family="'Courier New'" style:font-family-asian="'Courier New'" style:font-family-complex="'Courier New'" fo:background-color="#f8f9fa" fo:color="#2f6f9f"/>
    </style:style>
    <style:style style:name="T311" style:family="text">
      <style:text-properties fo:font-size="10.50pt" fo:font-weight="normal" fo:font-family="'Courier New'" style:font-family-asian="'Courier New'" style:font-family-complex="'Courier New'" fo:background-color="#f8f9fa" fo:color="#212529"/>
    </style:style>
    <style:style style:name="T312" style:family="text">
      <style:text-properties fo:font-size="10.50pt" fo:font-weight="normal" fo:font-family="'Courier New'" style:font-family-asian="'Courier New'" style:font-family-complex="'Courier New'" fo:background-color="#f8f9fa" fo:color="#2f6f9f"/>
    </style:style>
    <style:style style:name="T313" style:family="text">
      <style:text-properties fo:font-size="10.50pt" fo:font-weight="normal" fo:font-family="'Courier New'" style:font-family-asian="'Courier New'" style:font-family-complex="'Courier New'" fo:background-color="#f8f9fa" fo:color="#212529"/>
    </style:style>
    <style:style style:name="T314" style:family="text">
      <style:text-properties fo:font-size="10.50pt" fo:font-weight="normal" fo:font-family="'Courier New'" style:font-family-asian="'Courier New'" style:font-family-complex="'Courier New'" fo:background-color="#f8f9fa" fo:color="#2f6f9f"/>
    </style:style>
    <style:style style:name="T315" style:family="text">
      <style:text-properties fo:font-size="10.50pt" fo:font-weight="normal" fo:font-family="'Courier New'" style:font-family-asian="'Courier New'" style:font-family-complex="'Courier New'" fo:background-color="#f8f9fa" fo:color="#212529"/>
    </style:style>
    <style:style style:name="T316" style:family="text">
      <style:text-properties fo:font-size="10.50pt" fo:font-weight="normal" fo:font-family="'Courier New'" style:font-family-asian="'Courier New'" style:font-family-complex="'Courier New'" fo:background-color="#f8f9fa" fo:color="#006ee0"/>
    </style:style>
    <style:style style:name="T317" style:family="text">
      <style:text-properties fo:font-size="10.50pt" fo:font-weight="normal" fo:font-family="'Courier New'" style:font-family-asian="'Courier New'" style:font-family-complex="'Courier New'" fo:background-color="#f8f9fa" fo:color="#d73038"/>
    </style:style>
    <style:style style:name="T318" style:family="text">
      <style:text-properties fo:font-size="10.50pt" fo:font-weight="normal" fo:font-family="'Courier New'" style:font-family-asian="'Courier New'" style:font-family-complex="'Courier New'" fo:background-color="#f8f9fa" fo:color="#2f6f9f"/>
    </style:style>
    <style:style style:name="T319" style:family="text">
      <style:text-properties fo:font-size="10.50pt" fo:font-weight="normal" fo:font-family="'Courier New'" style:font-family-asian="'Courier New'" style:font-family-complex="'Courier New'" fo:background-color="#f8f9fa" fo:color="#212529"/>
    </style:style>
    <style:style style:name="T320" style:family="text">
      <style:text-properties fo:font-size="10.50pt" fo:font-weight="normal" fo:font-family="'Courier New'" style:font-family-asian="'Courier New'" style:font-family-complex="'Courier New'" fo:background-color="#f8f9fa" fo:color="#2f6f9f"/>
    </style:style>
    <style:style style:name="T321" style:family="text">
      <style:text-properties fo:font-size="10.50pt" fo:font-weight="normal" fo:font-family="'Courier New'" style:font-family-asian="'Courier New'" style:font-family-complex="'Courier New'" fo:background-color="#f8f9fa" fo:color="#212529"/>
    </style:style>
    <style:style style:name="T322" style:family="text">
      <style:text-properties fo:font-size="10.50pt" fo:font-weight="normal" fo:font-family="'Courier New'" style:font-family-asian="'Courier New'" style:font-family-complex="'Courier New'" fo:background-color="#f8f9fa" fo:color="#006ee0"/>
    </style:style>
    <style:style style:name="T323" style:family="text">
      <style:text-properties fo:font-size="10.50pt" fo:font-weight="normal" fo:font-family="'Courier New'" style:font-family-asian="'Courier New'" style:font-family-complex="'Courier New'" fo:background-color="#f8f9fa" fo:color="#d73038"/>
    </style:style>
    <style:style style:name="T324" style:family="text">
      <style:text-properties fo:font-size="10.50pt" fo:font-weight="normal" fo:font-family="'Courier New'" style:font-family-asian="'Courier New'" style:font-family-complex="'Courier New'" fo:background-color="#f8f9fa" fo:color="#2f6f9f"/>
    </style:style>
    <style:style style:name="T325" style:family="text">
      <style:text-properties fo:font-size="10.50pt" fo:font-weight="normal" fo:font-family="'Courier New'" style:font-family-asian="'Courier New'" style:font-family-complex="'Courier New'" fo:background-color="#f8f9fa" fo:color="#212529"/>
    </style:style>
    <style:style style:name="T326" style:family="text">
      <style:text-properties fo:font-size="10.50pt" fo:font-weight="normal" fo:font-family="'Courier New'" style:font-family-asian="'Courier New'" style:font-family-complex="'Courier New'" fo:background-color="#f8f9fa" fo:color="#2f6f9f"/>
    </style:style>
    <style:style style:name="T327" style:family="text">
      <style:text-properties fo:font-size="10.50pt" fo:font-weight="normal" fo:font-family="'Courier New'" style:font-family-asian="'Courier New'" style:font-family-complex="'Courier New'" fo:background-color="#f8f9fa" fo:color="#212529"/>
    </style:style>
    <style:style style:name="T328" style:family="text">
      <style:text-properties fo:font-size="10.50pt" fo:font-weight="normal" fo:font-family="'Courier New'" style:font-family-asian="'Courier New'" style:font-family-complex="'Courier New'" fo:background-color="#f8f9fa" fo:color="#2f6f9f"/>
    </style:style>
    <style:style style:name="T329" style:family="text">
      <style:text-properties fo:font-size="10.50pt" fo:font-weight="normal" fo:font-family="'Courier New'" style:font-family-asian="'Courier New'" style:font-family-complex="'Courier New'" fo:background-color="#f8f9fa" fo:color="#212529"/>
    </style:style>
    <style:style style:name="T330" style:family="text">
      <style:text-properties fo:font-size="10.50pt" fo:font-weight="normal" fo:font-family="'Courier New'" style:font-family-asian="'Courier New'" style:font-family-complex="'Courier New'" fo:background-color="#f8f9fa" fo:color="#006ee0"/>
    </style:style>
    <style:style style:name="T331" style:family="text">
      <style:text-properties fo:font-size="10.50pt" fo:font-weight="normal" fo:font-family="'Courier New'" style:font-family-asian="'Courier New'" style:font-family-complex="'Courier New'" fo:background-color="#f8f9fa" fo:color="#d73038"/>
    </style:style>
    <style:style style:name="T332" style:family="text">
      <style:text-properties fo:font-size="10.50pt" fo:font-weight="normal" fo:font-family="'Courier New'" style:font-family-asian="'Courier New'" style:font-family-complex="'Courier New'" fo:background-color="#f8f9fa" fo:color="#212529"/>
    </style:style>
    <style:style style:name="T333" style:family="text">
      <style:text-properties fo:font-size="10.50pt" fo:font-weight="normal" fo:font-family="'Courier New'" style:font-family-asian="'Courier New'" style:font-family-complex="'Courier New'" fo:background-color="#f8f9fa" fo:color="#006ee0"/>
    </style:style>
    <style:style style:name="T334" style:family="text">
      <style:text-properties fo:font-size="10.50pt" fo:font-weight="normal" fo:font-family="'Courier New'" style:font-family-asian="'Courier New'" style:font-family-complex="'Courier New'" fo:background-color="#f8f9fa" fo:color="#d73038"/>
    </style:style>
    <style:style style:name="T335" style:family="text">
      <style:text-properties fo:font-size="10.50pt" fo:font-weight="normal" fo:font-family="'Courier New'" style:font-family-asian="'Courier New'" style:font-family-complex="'Courier New'" fo:background-color="#f8f9fa" fo:color="#212529"/>
    </style:style>
    <style:style style:name="T336" style:family="text">
      <style:text-properties fo:font-size="10.50pt" fo:font-weight="normal" fo:font-family="'Courier New'" style:font-family-asian="'Courier New'" style:font-family-complex="'Courier New'" fo:background-color="#f8f9fa" fo:color="#006ee0"/>
    </style:style>
    <style:style style:name="T337" style:family="text">
      <style:text-properties fo:font-size="10.50pt" fo:font-weight="normal" fo:font-family="'Courier New'" style:font-family-asian="'Courier New'" style:font-family-complex="'Courier New'" fo:background-color="#f8f9fa" fo:color="#d73038"/>
    </style:style>
    <style:style style:name="T338" style:family="text">
      <style:text-properties fo:font-size="10.50pt" fo:font-weight="normal" fo:font-family="'Courier New'" style:font-family-asian="'Courier New'" style:font-family-complex="'Courier New'" fo:background-color="#f8f9fa" fo:color="#2f6f9f"/>
    </style:style>
    <style:style style:name="T339" style:family="text">
      <style:text-properties fo:font-size="10.50pt" fo:font-weight="normal" fo:font-family="'Courier New'" style:font-family-asian="'Courier New'" style:font-family-complex="'Courier New'" fo:background-color="#f8f9fa" fo:color="#212529"/>
    </style:style>
    <style:style style:name="T340" style:family="text">
      <style:text-properties fo:font-size="10.50pt" fo:font-weight="normal" fo:font-family="'Courier New'" style:font-family-asian="'Courier New'" style:font-family-complex="'Courier New'" fo:background-color="#f8f9fa" fo:color="#2f6f9f"/>
    </style:style>
    <style:style style:name="T341" style:family="text">
      <style:text-properties fo:font-size="10.50pt" fo:font-weight="normal" fo:font-family="'Courier New'" style:font-family-asian="'Courier New'" style:font-family-complex="'Courier New'" fo:background-color="#f8f9fa" fo:color="#212529"/>
    </style:style>
    <style:style style:name="T342" style:family="text">
      <style:text-properties fo:font-size="10.50pt" fo:font-weight="normal" fo:font-family="'Courier New'" style:font-family-asian="'Courier New'" style:font-family-complex="'Courier New'" fo:background-color="#f8f9fa" fo:color="#2f6f9f"/>
    </style:style>
    <style:style style:name="T343" style:family="text">
      <style:text-properties fo:font-size="10.50pt" fo:font-weight="normal" fo:font-family="'Courier New'" style:font-family-asian="'Courier New'" style:font-family-complex="'Courier New'" fo:background-color="#f8f9fa" fo:color="#212529"/>
    </style:style>
    <style:style style:name="T344" style:family="text">
      <style:text-properties fo:font-size="10.50pt" fo:font-weight="normal" fo:font-family="'Courier New'" style:font-family-asian="'Courier New'" style:font-family-complex="'Courier New'" fo:background-color="#f8f9fa" fo:color="#006ee0"/>
    </style:style>
    <style:style style:name="T345" style:family="text">
      <style:text-properties fo:font-size="10.50pt" fo:font-weight="normal" fo:font-family="'Courier New'" style:font-family-asian="'Courier New'" style:font-family-complex="'Courier New'" fo:background-color="#f8f9fa" fo:color="#d73038"/>
    </style:style>
    <style:style style:name="T346" style:family="text">
      <style:text-properties fo:font-size="10.50pt" fo:font-weight="normal" fo:font-family="'Courier New'" style:font-family-asian="'Courier New'" style:font-family-complex="'Courier New'" fo:background-color="#f8f9fa" fo:color="#2f6f9f"/>
    </style:style>
    <style:style style:name="T347" style:family="text">
      <style:text-properties fo:font-size="10.50pt" fo:font-weight="normal" fo:font-family="'Courier New'" style:font-family-asian="'Courier New'" style:font-family-complex="'Courier New'" fo:background-color="#f8f9fa" fo:color="#212529"/>
    </style:style>
    <style:style style:name="T348" style:family="text">
      <style:text-properties fo:font-size="10.50pt" fo:font-weight="normal" fo:font-family="'Courier New'" style:font-family-asian="'Courier New'" style:font-family-complex="'Courier New'" fo:background-color="#f8f9fa" fo:color="#2f6f9f"/>
    </style:style>
    <style:style style:name="T349" style:family="text">
      <style:text-properties fo:font-size="10.50pt" fo:font-weight="normal" fo:font-family="'Courier New'" style:font-family-asian="'Courier New'" style:font-family-complex="'Courier New'" fo:background-color="#f8f9fa" fo:color="#212529"/>
    </style:style>
    <style:style style:name="T350" style:family="text">
      <style:text-properties fo:font-size="10.50pt" fo:font-weight="normal" fo:font-family="'Courier New'" style:font-family-asian="'Courier New'" style:font-family-complex="'Courier New'" fo:background-color="#f8f9fa" fo:color="#006ee0"/>
    </style:style>
    <style:style style:name="T351" style:family="text">
      <style:text-properties fo:font-size="10.50pt" fo:font-weight="normal" fo:font-family="'Courier New'" style:font-family-asian="'Courier New'" style:font-family-complex="'Courier New'" fo:background-color="#f8f9fa" fo:color="#d73038"/>
    </style:style>
    <style:style style:name="T352" style:family="text">
      <style:text-properties fo:font-size="10.50pt" fo:font-weight="normal" fo:font-family="'Courier New'" style:font-family-asian="'Courier New'" style:font-family-complex="'Courier New'" fo:background-color="#f8f9fa" fo:color="#212529"/>
    </style:style>
    <style:style style:name="T353" style:family="text">
      <style:text-properties fo:font-size="10.50pt" fo:font-weight="normal" fo:font-family="'Courier New'" style:font-family-asian="'Courier New'" style:font-family-complex="'Courier New'" fo:background-color="#f8f9fa" fo:color="#006ee0"/>
    </style:style>
    <style:style style:name="T354" style:family="text">
      <style:text-properties fo:font-size="10.50pt" fo:font-weight="normal" fo:font-family="'Courier New'" style:font-family-asian="'Courier New'" style:font-family-complex="'Courier New'" fo:background-color="#f8f9fa" fo:color="#d73038"/>
    </style:style>
    <style:style style:name="T355" style:family="text">
      <style:text-properties fo:font-size="10.50pt" fo:font-weight="normal" fo:font-family="'Courier New'" style:font-family-asian="'Courier New'" style:font-family-complex="'Courier New'" fo:background-color="#f8f9fa" fo:color="#212529"/>
    </style:style>
    <style:style style:name="T356" style:family="text">
      <style:text-properties fo:font-size="10.50pt" fo:font-weight="normal" fo:font-family="'Courier New'" style:font-family-asian="'Courier New'" style:font-family-complex="'Courier New'" fo:background-color="#f8f9fa" fo:color="#006ee0"/>
    </style:style>
    <style:style style:name="T357" style:family="text">
      <style:text-properties fo:font-size="10.50pt" fo:font-weight="normal" fo:font-family="'Courier New'" style:font-family-asian="'Courier New'" style:font-family-complex="'Courier New'" fo:background-color="#f8f9fa" fo:color="#d73038"/>
    </style:style>
    <style:style style:name="T358" style:family="text">
      <style:text-properties fo:font-size="10.50pt" fo:font-weight="normal" fo:font-family="'Courier New'" style:font-family-asian="'Courier New'" style:font-family-complex="'Courier New'" fo:background-color="#f8f9fa" fo:color="#2f6f9f"/>
    </style:style>
    <style:style style:name="T359" style:family="text">
      <style:text-properties fo:font-size="10.50pt" fo:font-weight="normal" fo:font-family="'Courier New'" style:font-family-asian="'Courier New'" style:font-family-complex="'Courier New'" fo:background-color="#f8f9fa" fo:color="#212529"/>
    </style:style>
    <style:style style:name="T360" style:family="text">
      <style:text-properties fo:font-size="10.50pt" fo:font-weight="normal" fo:font-family="'Courier New'" style:font-family-asian="'Courier New'" style:font-family-complex="'Courier New'" fo:background-color="#f8f9fa" fo:color="#2f6f9f"/>
    </style:style>
    <style:style style:name="T361" style:family="text">
      <style:text-properties fo:font-size="10.50pt" fo:font-weight="normal" fo:font-family="'Courier New'" style:font-family-asian="'Courier New'" style:font-family-complex="'Courier New'" fo:background-color="#f8f9fa" fo:color="#212529"/>
    </style:style>
    <style:style style:name="T362" style:family="text">
      <style:text-properties fo:font-size="10.50pt" fo:font-weight="normal" fo:font-family="'Courier New'" style:font-family-asian="'Courier New'" style:font-family-complex="'Courier New'" fo:background-color="#f8f9fa" fo:color="#006ee0"/>
    </style:style>
    <style:style style:name="T363" style:family="text">
      <style:text-properties fo:font-size="10.50pt" fo:font-weight="normal" fo:font-family="'Courier New'" style:font-family-asian="'Courier New'" style:font-family-complex="'Courier New'" fo:background-color="#f8f9fa" fo:color="#d73038"/>
    </style:style>
    <style:style style:name="T364" style:family="text">
      <style:text-properties fo:font-size="10.50pt" fo:font-weight="normal" fo:font-family="'Courier New'" style:font-family-asian="'Courier New'" style:font-family-complex="'Courier New'" fo:background-color="#f8f9fa" fo:color="#212529"/>
    </style:style>
    <style:style style:name="T365" style:family="text">
      <style:text-properties fo:font-size="10.50pt" fo:font-weight="normal" fo:font-family="'Courier New'" style:font-family-asian="'Courier New'" style:font-family-complex="'Courier New'" fo:background-color="#f8f9fa" fo:color="#006ee0"/>
    </style:style>
    <style:style style:name="T366" style:family="text">
      <style:text-properties fo:font-size="10.50pt" fo:font-weight="normal" fo:font-family="'Courier New'" style:font-family-asian="'Courier New'" style:font-family-complex="'Courier New'" fo:background-color="#f8f9fa" fo:color="#d73038"/>
    </style:style>
    <style:style style:name="T367" style:family="text">
      <style:text-properties fo:font-size="10.50pt" fo:font-weight="normal" fo:font-family="'Courier New'" style:font-family-asian="'Courier New'" style:font-family-complex="'Courier New'" fo:background-color="#f8f9fa" fo:color="#2f6f9f"/>
    </style:style>
    <style:style style:name="T368" style:family="text">
      <style:text-properties fo:font-size="10.50pt" fo:font-weight="normal" fo:font-family="'Courier New'" style:font-family-asian="'Courier New'" style:font-family-complex="'Courier New'" fo:background-color="#f8f9fa" fo:color="#212529"/>
    </style:style>
    <style:style style:name="T369" style:family="text">
      <style:text-properties fo:font-size="10.50pt" fo:font-weight="normal" fo:font-family="'Courier New'" style:font-family-asian="'Courier New'" style:font-family-complex="'Courier New'" fo:background-color="#f8f9fa" fo:color="#2f6f9f"/>
    </style:style>
    <style:style style:name="T370" style:family="text">
      <style:text-properties fo:font-size="10.50pt" fo:font-weight="normal" fo:font-family="'Courier New'" style:font-family-asian="'Courier New'" style:font-family-complex="'Courier New'" fo:background-color="#f8f9fa" fo:color="#212529"/>
    </style:style>
    <style:style style:name="T371" style:family="text">
      <style:text-properties fo:font-size="10.50pt" fo:font-weight="normal" fo:font-family="'Courier New'" style:font-family-asian="'Courier New'" style:font-family-complex="'Courier New'" fo:background-color="#f8f9fa" fo:color="#2f6f9f"/>
    </style:style>
    <style:style style:name="T372" style:family="text">
      <style:text-properties fo:font-size="10.50pt" fo:font-weight="normal" fo:font-family="'Courier New'" style:font-family-asian="'Courier New'" style:font-family-complex="'Courier New'" fo:background-color="#f8f9fa" fo:color="#212529"/>
    </style:style>
    <style:style style:name="T373" style:family="text">
      <style:text-properties fo:font-size="10.50pt" fo:font-weight="normal" fo:font-family="'Courier New'" style:font-family-asian="'Courier New'" style:font-family-complex="'Courier New'" fo:background-color="#f8f9fa" fo:color="#2f6f9f"/>
    </style:style>
    <style:style style:name="T374" style:family="text">
      <style:text-properties fo:font-size="10.50pt" fo:font-weight="normal" fo:font-family="'Courier New'" style:font-family-asian="'Courier New'" style:font-family-complex="'Courier New'" fo:background-color="#f8f9fa" fo:color="#212529"/>
    </style:style>
    <style:style style:name="T375" style:family="text">
      <style:text-properties fo:font-size="10.50pt" fo:font-weight="normal" fo:font-family="'Courier New'" style:font-family-asian="'Courier New'" style:font-family-complex="'Courier New'" fo:background-color="#f8f9fa" fo:color="#006ee0"/>
    </style:style>
    <style:style style:name="T376" style:family="text">
      <style:text-properties fo:font-size="10.50pt" fo:font-weight="normal" fo:font-family="'Courier New'" style:font-family-asian="'Courier New'" style:font-family-complex="'Courier New'" fo:background-color="#f8f9fa" fo:color="#d73038"/>
    </style:style>
    <style:style style:name="T377" style:family="text">
      <style:text-properties fo:font-size="10.50pt" fo:font-weight="normal" fo:font-family="'Courier New'" style:font-family-asian="'Courier New'" style:font-family-complex="'Courier New'" fo:background-color="#f8f9fa" fo:color="#212529"/>
    </style:style>
    <style:style style:name="T378" style:family="text">
      <style:text-properties fo:font-size="10.50pt" fo:font-weight="normal" fo:font-family="'Courier New'" style:font-family-asian="'Courier New'" style:font-family-complex="'Courier New'" fo:background-color="#f8f9fa" fo:color="#006ee0"/>
    </style:style>
    <style:style style:name="T379" style:family="text">
      <style:text-properties fo:font-size="10.50pt" fo:font-weight="normal" fo:font-family="'Courier New'" style:font-family-asian="'Courier New'" style:font-family-complex="'Courier New'" fo:background-color="#f8f9fa" fo:color="#d73038"/>
    </style:style>
    <style:style style:name="T380" style:family="text">
      <style:text-properties fo:font-size="10.50pt" fo:font-weight="normal" fo:font-family="'Courier New'" style:font-family-asian="'Courier New'" style:font-family-complex="'Courier New'" fo:background-color="#f8f9fa" fo:color="#2f6f9f"/>
    </style:style>
    <style:style style:name="T381" style:family="text">
      <style:text-properties fo:font-size="10.50pt" fo:font-weight="normal" fo:font-family="'Courier New'" style:font-family-asian="'Courier New'" style:font-family-complex="'Courier New'" fo:background-color="#f8f9fa" fo:color="#212529"/>
    </style:style>
    <style:style style:name="T382" style:family="text">
      <style:text-properties fo:font-size="10.50pt" fo:font-weight="normal" fo:font-family="'Courier New'" style:font-family-asian="'Courier New'" style:font-family-complex="'Courier New'" fo:background-color="#f8f9fa" fo:color="#2f6f9f"/>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bold" fo:font-family="Arial" style:font-family-asian="Arial" style:font-family-complex="Arial" fo:background-color="transparent" style:use-window-font-color="true"/>
    </style:style>
    <style:style style:name="T385" style:family="text">
      <style:text-properties fo:font-size="11.00pt" fo:font-weight="normal" fo:font-family="Arial" style:font-family-asian="Arial" style:font-family-complex="Arial"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4.00pt" fo:font-weight="bold" fo:font-family="Arial" style:font-family-asian="Arial" style:font-family-complex="Arial" fo:background-color="transparent" style:use-window-font-color="true"/>
    </style:style>
    <style:style style:name="T388" style:family="text">
      <style:text-properties fo:font-size="11.00pt" fo:font-weight="bold" fo:font-family="Arial" style:font-family-asian="Arial" style:font-family-complex="Arial" fo:background-color="transparent" style:use-window-font-color="true"/>
    </style:style>
    <style:style style:name="T389" style:family="text">
      <style:text-properties fo:font-size="11.00pt" fo:font-weight="normal" fo:font-family="Arial" style:font-family-asian="Arial" style:font-family-complex="Arial" fo:background-color="transparent" style:use-window-font-color="true"/>
    </style:style>
    <style:style style:name="T39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91" style:family="text">
      <style:text-properties fo:font-size="11.00pt" fo:font-weight="bold" fo:font-family="Arial" style:font-family-asian="Arial" style:font-family-complex="Arial"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Arial" style:font-family-asian="Arial" style:font-family-complex="Arial" fo:background-color="transparent" style:use-window-font-color="true"/>
    </style:style>
    <style:style style:name="T394" style:family="text">
      <style:text-properties fo:font-size="11.00pt" fo:font-weight="normal" fo:font-family="Arial" style:font-family-asian="Arial" style:font-family-complex="Arial" fo:background-color="transparent" style:use-window-font-color="true"/>
    </style:style>
    <style:style style:name="T39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96" style:family="text">
      <style:text-properties fo:font-size="11.00pt" fo:font-weight="normal" fo:font-family="Arial" style:font-family-asian="Arial" style:font-family-complex="Arial" fo:background-color="transparent" style:use-window-font-color="true"/>
    </style:style>
    <style:style style:name="T397" style:family="text">
      <style:text-properties fo:font-size="11.00pt" fo:font-weight="normal" fo:font-family="Arial" style:font-family-asian="Arial" style:font-family-complex="Arial"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Arial" style:font-family-asian="Arial" style:font-family-complex="Arial"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bold" fo:font-family="Arial" style:font-family-asian="Arial" style:font-family-complex="Arial" fo:background-color="transparent" style:use-window-font-color="true"/>
    </style:style>
    <style:style style:name="T402" style:family="text">
      <style:text-properties fo:font-size="11.00pt" fo:font-weight="normal" fo:font-family="Arial" style:font-family-asian="Arial" style:font-family-complex="Arial" fo:background-color="transparent" style:use-window-font-color="true"/>
    </style:style>
    <style:style style:name="T40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04" style:family="text">
      <style:text-properties fo:font-size="11.00pt" fo:font-weight="normal" fo:font-family="Arial" style:font-family-asian="Arial" style:font-family-complex="Arial" fo:background-color="transparent" style:use-window-font-color="true"/>
    </style:style>
    <style:style style:name="T405" style:family="text">
      <style:text-properties fo:font-size="11.00pt" fo:font-weight="normal" fo:font-family="Arial" style:font-family-asian="Arial" style:font-family-complex="Arial"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fo:font-family="Arial" style:font-family-asian="Arial" style:font-family-complex="Arial"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Arial" style:font-family-asian="Arial" style:font-family-complex="Arial"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Arial" style:font-family-asian="Arial" style:font-family-complex="Arial" fo:background-color="transparent" style:use-window-font-color="true"/>
    </style:style>
    <style:style style:name="T4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15" style:family="text">
      <style:text-properties fo:font-size="11.00pt" fo:font-weight="normal" fo:font-family="Arial" style:font-family-asian="Arial" style:font-family-complex="Arial" fo:background-color="transparent" style:use-window-font-color="true"/>
    </style:style>
    <style:style style:name="T416" style:family="text">
      <style:text-properties fo:font-size="11.00pt" fo:font-weight="normal" fo:font-family="Arial" style:font-family-asian="Arial" style:font-family-complex="Arial"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Arial" style:font-family-asian="Arial" style:font-family-complex="Arial" fo:background-color="transparent" style:use-window-font-color="true"/>
    </style:style>
    <style:style style:name="T419" style:family="text">
      <style:text-properties fo:font-size="11.00pt" fo:font-weight="normal" fo:font-family="Arial" style:font-family-asian="Arial" style:font-family-complex="Arial" fo:background-color="transparent" style:use-window-font-color="true"/>
    </style:style>
    <style:style style:name="T42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1" style:family="text">
      <style:text-properties fo:font-size="11.00pt" fo:font-weight="normal" fo:font-family="Arial" style:font-family-asian="Arial" style:font-family-complex="Arial"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Arial" style:font-family-asian="Arial" style:font-family-complex="Arial" fo:background-color="transparent" style:use-window-font-color="true"/>
    </style:style>
    <style:style style:name="T424" style:family="text">
      <style:text-properties fo:font-size="11.00pt" fo:font-weight="normal" fo:font-family="Arial" style:font-family-asian="Arial" style:font-family-complex="Arial" fo:background-color="transparent" style:use-window-font-color="true"/>
    </style:style>
    <style:style style:name="T4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6" style:family="text">
      <style:text-properties fo:font-size="11.00pt" fo:font-weight="normal" fo:font-family="Arial" style:font-family-asian="Arial" style:font-family-complex="Arial" fo:background-color="transparent" style:use-window-font-color="true"/>
    </style:style>
    <style:style style:name="T42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8" style:family="text">
      <style:text-properties fo:font-size="11.00pt" fo:font-weight="normal" fo:font-family="Arial" style:font-family-asian="Arial" style:font-family-complex="Arial"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Arial" style:font-family-asian="Arial" style:font-family-complex="Arial"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Arial" style:font-family-asian="Arial" style:font-family-complex="Arial"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4.00pt" fo:font-weight="bold" fo:font-family="Arial" style:font-family-asian="Arial" style:font-family-complex="Arial" fo:background-color="transparent" style:use-window-font-color="true"/>
    </style:style>
    <style:style style:name="T435" style:family="text">
      <style:text-properties fo:font-size="11.00pt" fo:font-weight="bold" fo:font-family="Arial" style:font-family-asian="Arial" style:font-family-complex="Arial" fo:background-color="transparent" style:use-window-font-color="true"/>
    </style:style>
    <style:style style:name="T436" style:family="text">
      <style:text-properties fo:font-size="11.00pt" fo:font-weight="normal" fo:font-family="Arial" style:font-family-asian="Arial" style:font-family-complex="Arial" fo:background-color="transparent" style:use-window-font-color="true"/>
    </style:style>
    <style:style style:name="T437" style:family="text">
      <style:text-properties fo:font-size="11.00pt" fo:font-weight="bold" fo:font-family="Arial" style:font-family-asian="Arial" style:font-family-complex="Arial" fo:background-color="transparent" style:use-window-font-color="true"/>
    </style:style>
    <style:style style:name="T438" style:family="text">
      <style:text-properties fo:font-size="11.00pt" fo:font-weight="normal" fo:font-family="Arial" style:font-family-asian="Arial" style:font-family-complex="Arial" fo:background-color="transparent" style:use-window-font-color="true"/>
    </style:style>
    <style:style style:name="P1" style:family="paragraph">
      <style:paragraph-properties fo:line-height="100.00%" fo:text-align="justify" fo:margin-bottom="8.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00.00%" fo:text-align="justify" fo:margin-bottom="8.00pt"/>
    </style:style>
    <style:style style:name="P3" style:family="paragraph">
      <style:paragraph-properties fo:line-height="100.00%" fo:text-align="justify" fo:margin-bottom="8.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justify" fo:margin-bottom="8.00pt"/>
    </style:style>
    <style:style style:name="P5" style:family="paragraph">
      <style:paragraph-properties fo:line-height="100.00%" fo:text-align="justify" fo:margin-bottom="8.00pt"/>
    </style:style>
    <style:style style:name="P6" style:family="paragraph">
      <style:paragraph-properties fo:line-height="100.00%" fo:text-align="justify" fo:margin-bottom="8.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justify" fo:margin-bottom="8.00pt"/>
    </style:style>
    <style:style style:name="P8" style:family="paragraph">
      <style:paragraph-properties fo:line-height="100.00%" fo:text-align="justify" fo:margin-bottom="8.00pt"/>
    </style:style>
    <style:style style:name="P9" style:family="paragraph">
      <style:paragraph-properties fo:line-height="100.00%" fo:text-align="justify" fo:margin-bottom="8.00pt"/>
    </style:style>
  </office:automatic-styles>
  <office:body>
    <office:text>
      <text:p text:style-name="P1"><text:span text:style-name="T1">1. Um HTML para Login</text:span></text:p>
      <text:p text:style-name="P1"><text:span text:style-name="T1">2. Um HTML para Livros</text:span></text:p>
      <text:p text:style-name="P1"><text:span text:style-name="T1">3. Um HTML para Sobre</text:span></text:p>
      <text:p text:style-name="P1"><text:span text:style-name="T1">4. Um CSS para as três páginas de HTML</text:span></text:p>
      <text:p text:style-name="P1"><text:span text:style-name="T2"/></text:p>
      <text:list text:style-name="L2">
        <text:list-item>
          <text:p text:style-name="P2"><text:span text:style-name="T3">HTML para Login</text:span></text:p>
        </text:list-item>
      </text:list>
      <text:p text:style-name="P3"><text:span text:style-name="T4">1.1. NAVBAR</text:span></text:p>
      <text:p text:style-name="P3"><text:span text:style-name="T5">Fonte:<text:s/></text:span><text:a xlink:href="https://getbootstrap.com/docs/4.5/components/navbar/"><text:span text:style-name="T6">https://getbootstrap.com/docs/4.5/components/navbar/</text:span></text:a><text:span text:style-name="T7"><text:s/></text:span></text:p>
      <text:p text:style-name="P3"><text:span text:style-name="T8"/></text:p>
      <text:p text:style-name="P3"><text:span text:style-name="T9">&lt;nav</text:span><text:span text:style-name="T10"><text:s/></text:span><text:span text:style-name="T11">class=</text:span><text:span text:style-name="T12">"navbar navbar-expand-lg navbar-light bg-light"</text:span><text:span text:style-name="T13">&gt;</text:span></text:p>
      <text:p text:style-name="P3"><text:span text:style-name="T14"><text:s text:c="2"/></text:span><text:span text:style-name="T15">&lt;a</text:span><text:span text:style-name="T16"><text:s/></text:span><text:span text:style-name="T17">class=</text:span><text:span text:style-name="T18">"navbar-brand"</text:span><text:span text:style-name="T19"><text:s/></text:span><text:span text:style-name="T20">href=</text:span><text:span text:style-name="T21">"#"</text:span><text:span text:style-name="T22">&gt;</text:span><text:span text:style-name="T23">Navbar</text:span><text:span text:style-name="T24">&lt;/a&gt;</text:span></text:p>
      <text:p text:style-name="P3"><text:span text:style-name="T25"><text:s text:c="2"/></text:span><text:span text:style-name="T26">&lt;button</text:span><text:span text:style-name="T27"><text:s/></text:span><text:span text:style-name="T28">class=</text:span><text:span text:style-name="T29">"navbar-toggler"</text:span><text:span text:style-name="T30"><text:s/></text:span><text:span text:style-name="T31">type=</text:span><text:span text:style-name="T32">"button"</text:span><text:span text:style-name="T33"><text:s/></text:span><text:span text:style-name="T34">data-toggle=</text:span><text:span text:style-name="T35">"collapse"</text:span><text:span text:style-name="T36"><text:s/></text:span><text:span text:style-name="T37">data-target=</text:span><text:span text:style-name="T38">"#navbarSupportedContent"</text:span><text:span text:style-name="T39"><text:s/></text:span><text:span text:style-name="T40">aria-controls=</text:span><text:span text:style-name="T41">"navbarSupportedContent"</text:span><text:span text:style-name="T42"><text:s/></text:span><text:span text:style-name="T43">aria-expanded=</text:span><text:span text:style-name="T44">"false"</text:span><text:span text:style-name="T45"><text:s/></text:span><text:span text:style-name="T46">aria-label=</text:span><text:span text:style-name="T47">"Toggle navigation"</text:span><text:span text:style-name="T48">&gt;</text:span></text:p>
      <text:p text:style-name="P3"><text:span text:style-name="T49"><text:s text:c="4"/></text:span><text:span text:style-name="T50">&lt;span</text:span><text:span text:style-name="T51"><text:s/></text:span><text:span text:style-name="T52">class=</text:span><text:span text:style-name="T53">"navbar-toggler-icon"</text:span><text:span text:style-name="T54">&gt;&lt;/span&gt;</text:span></text:p>
      <text:p text:style-name="P3"><text:span text:style-name="T55"><text:s text:c="2"/></text:span><text:span text:style-name="T56">&lt;/button&gt;</text:span></text:p>
      <text:p text:style-name="P3"><text:span text:style-name="T57"/></text:p>
      <text:p text:style-name="P3"><text:span text:style-name="T58"><text:s text:c="2"/></text:span><text:span text:style-name="T59">&lt;div</text:span><text:span text:style-name="T60"><text:s/></text:span><text:span text:style-name="T61">class=</text:span><text:span text:style-name="T62">"collapse navbar-collapse"</text:span><text:span text:style-name="T63"><text:s/></text:span><text:span text:style-name="T64">id=</text:span><text:span text:style-name="T65">"navbarSupportedContent"</text:span><text:span text:style-name="T66">&gt;</text:span></text:p>
      <text:p text:style-name="P3"><text:span text:style-name="T67"><text:s text:c="4"/></text:span><text:span text:style-name="T68">&lt;ul</text:span><text:span text:style-name="T69"><text:s/></text:span><text:span text:style-name="T70">class=</text:span><text:span text:style-name="T71">"navbar-nav mr-auto"</text:span><text:span text:style-name="T72">&gt;</text:span></text:p>
      <text:p text:style-name="P3"><text:span text:style-name="T73"><text:s text:c="6"/></text:span><text:span text:style-name="T74">&lt;li</text:span><text:span text:style-name="T75"><text:s/></text:span><text:span text:style-name="T76">class=</text:span><text:span text:style-name="T77">"nav-item active"</text:span><text:span text:style-name="T78">&gt;</text:span></text:p>
      <text:p text:style-name="P3"><text:span text:style-name="T79"><text:s text:c="8"/></text:span><text:span text:style-name="T80">&lt;a</text:span><text:span text:style-name="T81"><text:s/></text:span><text:span text:style-name="T82">class=</text:span><text:span text:style-name="T83">"nav-link"</text:span><text:span text:style-name="T84"><text:s/></text:span><text:span text:style-name="T85">href=</text:span><text:span text:style-name="T86">"#"</text:span><text:span text:style-name="T87">&gt;</text:span><text:span text:style-name="T88">Home<text:s/></text:span><text:span text:style-name="T89">&lt;span</text:span><text:span text:style-name="T90"><text:s/></text:span><text:span text:style-name="T91">class=</text:span><text:span text:style-name="T92">"sr-only"</text:span><text:span text:style-name="T93">&gt;</text:span><text:span text:style-name="T94">(current)</text:span><text:span text:style-name="T95">&lt;/span&gt;&lt;/a&gt;</text:span></text:p>
      <text:p text:style-name="P3"><text:span text:style-name="T96"><text:s text:c="6"/></text:span><text:span text:style-name="T97">&lt;/li&gt;</text:span></text:p>
      <text:p text:style-name="P3"><text:span text:style-name="T98"><text:s text:c="6"/></text:span><text:span text:style-name="T99">&lt;li</text:span><text:span text:style-name="T100"><text:s/></text:span><text:span text:style-name="T101">class=</text:span><text:span text:style-name="T102">"nav-item"</text:span><text:span text:style-name="T103">&gt;</text:span></text:p>
      <text:p text:style-name="P3"><text:span text:style-name="T104"><text:s text:c="8"/></text:span><text:span text:style-name="T105">&lt;a</text:span><text:span text:style-name="T106"><text:s/></text:span><text:span text:style-name="T107">class=</text:span><text:span text:style-name="T108">"nav-link"</text:span><text:span text:style-name="T109"><text:s/></text:span><text:span text:style-name="T110">href=</text:span><text:span text:style-name="T111">"#"</text:span><text:span text:style-name="T112">&gt;</text:span><text:span text:style-name="T113">Link</text:span><text:span text:style-name="T114">&lt;/a&gt;</text:span></text:p>
      <text:p text:style-name="P3"><text:span text:style-name="T115"><text:s text:c="6"/></text:span><text:span text:style-name="T116">&lt;/li&gt;</text:span></text:p>
      <text:p text:style-name="P3"><text:span text:style-name="T117"><text:s text:c="6"/></text:span><text:span text:style-name="T118">&lt;li</text:span><text:span text:style-name="T119"><text:s/></text:span><text:span text:style-name="T120">class=</text:span><text:span text:style-name="T121">"nav-item dropdown"</text:span><text:span text:style-name="T122">&gt;</text:span></text:p>
      <text:p text:style-name="P3"><text:span text:style-name="T123"><text:s text:c="8"/></text:span><text:span text:style-name="T124">&lt;a</text:span><text:span text:style-name="T125"><text:s/></text:span><text:span text:style-name="T126">class=</text:span><text:span text:style-name="T127">"nav-link dropdown-toggle"</text:span><text:span text:style-name="T128"><text:s/></text:span><text:span text:style-name="T129">href=</text:span><text:span text:style-name="T130">"#"</text:span><text:span text:style-name="T131"><text:s/></text:span><text:span text:style-name="T132">id=</text:span><text:span text:style-name="T133">"navbarDropdown"</text:span><text:span text:style-name="T134"><text:s/></text:span><text:span text:style-name="T135">role=</text:span><text:span text:style-name="T136">"button"</text:span><text:span text:style-name="T137"><text:s/></text:span><text:span text:style-name="T138">data-toggle=</text:span><text:span text:style-name="T139">"dropdown"</text:span><text:span text:style-name="T140"><text:s/></text:span><text:span text:style-name="T141">aria-haspopup=</text:span><text:span text:style-name="T142">"true"</text:span><text:span text:style-name="T143"><text:s/></text:span><text:span text:style-name="T144">aria-expanded=</text:span><text:span text:style-name="T145">"false"</text:span><text:span text:style-name="T146">&gt;</text:span></text:p>
      <text:p text:style-name="P3"><text:span text:style-name="T147"><text:s text:c="10"/>Dropdown</text:span></text:p>
      <text:p text:style-name="P3"><text:span text:style-name="T147"><text:s text:c="8"/></text:span><text:span text:style-name="T148">&lt;/a&gt;</text:span></text:p>
      <text:p text:style-name="P3"><text:span text:style-name="T149"><text:s text:c="8"/></text:span><text:span text:style-name="T150">&lt;div</text:span><text:span text:style-name="T151"><text:s/></text:span><text:span text:style-name="T152">class=</text:span><text:span text:style-name="T153">"dropdown-menu"</text:span><text:span text:style-name="T154"><text:s/></text:span><text:span text:style-name="T155">aria-labelledby=</text:span><text:span text:style-name="T156">"navbarDropdown"</text:span><text:span text:style-name="T157">&gt;</text:span></text:p>
      <text:p text:style-name="P3"><text:span text:style-name="T158"><text:s text:c="10"/></text:span><text:span text:style-name="T159">&lt;a</text:span><text:span text:style-name="T160"><text:s/></text:span><text:span text:style-name="T161">class=</text:span><text:span text:style-name="T162">"dropdown-item"</text:span><text:span text:style-name="T163"><text:s/></text:span><text:span text:style-name="T164">href=</text:span><text:span text:style-name="T165">"#"</text:span><text:span text:style-name="T166">&gt;</text:span><text:span text:style-name="T167">Action</text:span><text:span text:style-name="T168">&lt;/a&gt;</text:span></text:p>
      <text:p text:style-name="P3"><text:span text:style-name="T169"><text:s text:c="10"/></text:span><text:span text:style-name="T170">&lt;a</text:span><text:span text:style-name="T171"><text:s/></text:span><text:span text:style-name="T172">class=</text:span><text:span text:style-name="T173">"dropdown-item"</text:span><text:span text:style-name="T174"><text:s/></text:span><text:span text:style-name="T175">href=</text:span><text:span text:style-name="T176">"#"</text:span><text:span text:style-name="T177">&gt;</text:span><text:span text:style-name="T178">Another action</text:span><text:span text:style-name="T179">&lt;/a&gt;</text:span></text:p>
      <text:p text:style-name="P3"><text:span text:style-name="T180"><text:s text:c="10"/></text:span><text:span text:style-name="T181">&lt;div</text:span><text:span text:style-name="T182"><text:s/></text:span><text:span text:style-name="T183">class=</text:span><text:span text:style-name="T184">"dropdown-divider"</text:span><text:span text:style-name="T185">&gt;&lt;/div&gt;</text:span></text:p>
      <text:p text:style-name="P3"><text:span text:style-name="T186"><text:s text:c="10"/></text:span><text:span text:style-name="T187">&lt;a</text:span><text:span text:style-name="T188"><text:s/></text:span><text:span text:style-name="T189">class=</text:span><text:span text:style-name="T190">"dropdown-item"</text:span><text:span text:style-name="T191"><text:s/></text:span><text:span text:style-name="T192">href=</text:span><text:span text:style-name="T193">"#"</text:span><text:span text:style-name="T194">&gt;</text:span><text:span text:style-name="T195">Something else here</text:span><text:span text:style-name="T196">&lt;/a&gt;</text:span></text:p>
      <text:p text:style-name="P3"><text:span text:style-name="T197"><text:s text:c="8"/></text:span><text:span text:style-name="T198">&lt;/div&gt;</text:span></text:p>
      <text:p text:style-name="P3"><text:span text:style-name="T199"><text:s text:c="6"/></text:span><text:span text:style-name="T200">&lt;/li&gt;</text:span></text:p>
      <text:p text:style-name="P3"><text:span text:style-name="T201"><text:s text:c="6"/></text:span><text:span text:style-name="T202">&lt;li</text:span><text:span text:style-name="T203"><text:s/></text:span><text:span text:style-name="T204">class=</text:span><text:span text:style-name="T205">"nav-item"</text:span><text:span text:style-name="T206">&gt;</text:span></text:p>
      <text:p text:style-name="P3"><text:span text:style-name="T207"><text:s text:c="8"/></text:span><text:span text:style-name="T208">&lt;a</text:span><text:span text:style-name="T209"><text:s/></text:span><text:span text:style-name="T210">class=</text:span><text:span text:style-name="T211">"nav-link disabled"</text:span><text:span text:style-name="T212"><text:s/></text:span><text:span text:style-name="T213">href=</text:span><text:span text:style-name="T214">"#"</text:span><text:span text:style-name="T215"><text:s/></text:span><text:span text:style-name="T216">tabindex=</text:span><text:span text:style-name="T217">"-1"</text:span><text:span text:style-name="T218"><text:s/></text:span><text:span text:style-name="T219">aria-disabled=</text:span><text:span text:style-name="T220">"true"</text:span><text:span text:style-name="T221">&gt;</text:span><text:span text:style-name="T222">Disabled</text:span><text:span text:style-name="T223">&lt;/a&gt;</text:span></text:p>
      <text:p text:style-name="P3"><text:span text:style-name="T224"><text:s text:c="6"/></text:span><text:span text:style-name="T225">&lt;/li&gt;</text:span></text:p>
      <text:p text:style-name="P3"><text:span text:style-name="T226"><text:s text:c="4"/></text:span><text:span text:style-name="T227">&lt;/ul&gt;</text:span></text:p>
      <text:p text:style-name="P3"><text:span text:style-name="T228"><text:s text:c="4"/></text:span><text:span text:style-name="T229">&lt;form</text:span><text:span text:style-name="T230"><text:s/></text:span><text:span text:style-name="T231">class=</text:span><text:span text:style-name="T232">"form-inline my-2 my-lg-0"</text:span><text:span text:style-name="T233">&gt;</text:span></text:p>
      <text:p text:style-name="P3"><text:span text:style-name="T234"><text:s text:c="6"/></text:span><text:span text:style-name="T235">&lt;input</text:span><text:span text:style-name="T236"><text:s/></text:span><text:span text:style-name="T237">class=</text:span><text:span text:style-name="T238">"form-control mr-sm-2"</text:span><text:span text:style-name="T239"><text:s/></text:span><text:span text:style-name="T240">type=</text:span><text:span text:style-name="T241">"search"</text:span><text:span text:style-name="T242"><text:s/></text:span><text:span text:style-name="T243">placeholder=</text:span><text:span text:style-name="T244">"Search"</text:span><text:span text:style-name="T245"><text:s/></text:span><text:span text:style-name="T246">aria-label=</text:span><text:span text:style-name="T247">"Search"</text:span><text:span text:style-name="T248">&gt;</text:span></text:p>
      <text:p text:style-name="P3"><text:span text:style-name="T249"><text:s text:c="6"/></text:span><text:span text:style-name="T250">&lt;button</text:span><text:span text:style-name="T251"><text:s/></text:span><text:span text:style-name="T252">class=</text:span><text:span text:style-name="T253">"btn btn-outline-success my-2 my-sm-0"</text:span><text:span text:style-name="T254"><text:s/></text:span><text:span text:style-name="T255">type=</text:span><text:span text:style-name="T256">"submit"</text:span><text:span text:style-name="T257">&gt;</text:span><text:span text:style-name="T258">Search</text:span><text:span text:style-name="T259">&lt;/button&gt;</text:span></text:p>
      <text:p text:style-name="P3"><text:span text:style-name="T260"><text:s text:c="4"/></text:span><text:span text:style-name="T261">&lt;/form&gt;</text:span></text:p>
      <text:p text:style-name="P3"><text:span text:style-name="T262"><text:s text:c="2"/></text:span><text:span text:style-name="T263">&lt;/div&gt;</text:span></text:p>
      <text:p text:style-name="P3"><text:span text:style-name="T263">&lt;/nav&gt;</text:span></text:p>
      <text:p text:style-name="P3"><text:span text:style-name="T264"/></text:p>
      <text:p text:style-name="P3"><text:span text:style-name="T265">1.2. FORMS</text:span></text:p>
      <text:p text:style-name="P3"><text:span text:style-name="T266">Fonte:<text:s/></text:span><text:a xlink:href="https://getbootstrap.com/docs/4.5/components/forms/"><text:span text:style-name="T267">https://getbootstrap.com/docs/4.5/components/forms/</text:span></text:a><text:span text:style-name="T268"><text:s/></text:span></text:p>
      <text:p text:style-name="P3"><text:span text:style-name="T269"/></text:p>
      <text:p text:style-name="P3"><text:span text:style-name="T270">&lt;form&gt;</text:span></text:p>
      <text:p text:style-name="P3"><text:span text:style-name="T271"><text:s text:c="2"/></text:span><text:span text:style-name="T272">&lt;div</text:span><text:span text:style-name="T273"><text:s/></text:span><text:span text:style-name="T274">class=</text:span><text:span text:style-name="T275">"form-group"</text:span><text:span text:style-name="T276">&gt;</text:span></text:p>
      <text:p text:style-name="P3"><text:span text:style-name="T277"><text:s text:c="4"/></text:span><text:span text:style-name="T278">&lt;label</text:span><text:span text:style-name="T279"><text:s/></text:span><text:span text:style-name="T280">for=</text:span><text:span text:style-name="T281">"exampleInputEmail1"</text:span><text:span text:style-name="T282">&gt;</text:span><text:span text:style-name="T283">Email address</text:span><text:span text:style-name="T284">&lt;/label&gt;</text:span></text:p>
      <text:p text:style-name="P3"><text:span text:style-name="T285"><text:s text:c="4"/></text:span><text:span text:style-name="T286">&lt;input</text:span><text:span text:style-name="T287"><text:s/></text:span><text:span text:style-name="T288">type=</text:span><text:span text:style-name="T289">"email"</text:span><text:span text:style-name="T290"><text:s/></text:span><text:span text:style-name="T291">class=</text:span><text:span text:style-name="T292">"form-control"</text:span><text:span text:style-name="T293"><text:s/></text:span><text:span text:style-name="T294">id=</text:span><text:span text:style-name="T295">"exampleInputEmail1"</text:span><text:span text:style-name="T296"><text:s/></text:span><text:span text:style-name="T297">aria-describedby=</text:span><text:span text:style-name="T298">"emailHelp"</text:span><text:span text:style-name="T299">&gt;</text:span></text:p>
      <text:p text:style-name="P3"><text:span text:style-name="T300"><text:s text:c="4"/></text:span><text:span text:style-name="T301">&lt;small</text:span><text:span text:style-name="T302"><text:s/></text:span><text:span text:style-name="T303">id=</text:span><text:span text:style-name="T304">"emailHelp"</text:span><text:span text:style-name="T305"><text:s/></text:span><text:span text:style-name="T306">class=</text:span><text:span text:style-name="T307">"form-text text-muted"</text:span><text:span text:style-name="T308">&gt;</text:span><text:span text:style-name="T309">We'll never share your email with anyone else.</text:span><text:span text:style-name="T310">&lt;/small&gt;</text:span></text:p>
      <text:p text:style-name="P3"><text:span text:style-name="T311"><text:s text:c="2"/></text:span><text:span text:style-name="T312">&lt;/div&gt;</text:span></text:p>
      <text:p text:style-name="P3"><text:span text:style-name="T313"><text:s text:c="2"/></text:span><text:span text:style-name="T314">&lt;div</text:span><text:span text:style-name="T315"><text:s/></text:span><text:span text:style-name="T316">class=</text:span><text:span text:style-name="T317">"form-group"</text:span><text:span text:style-name="T318">&gt;</text:span></text:p>
      <text:p text:style-name="P3"><text:span text:style-name="T319"><text:s text:c="4"/></text:span><text:span text:style-name="T320">&lt;label</text:span><text:span text:style-name="T321"><text:s/></text:span><text:span text:style-name="T322">for=</text:span><text:span text:style-name="T323">"exampleInputPassword1"</text:span><text:span text:style-name="T324">&gt;</text:span><text:span text:style-name="T325">Password</text:span><text:span text:style-name="T326">&lt;/label&gt;</text:span></text:p>
      <text:p text:style-name="P3"><text:span text:style-name="T327"><text:s text:c="4"/></text:span><text:span text:style-name="T328">&lt;input</text:span><text:span text:style-name="T329"><text:s/></text:span><text:span text:style-name="T330">type=</text:span><text:span text:style-name="T331">"password"</text:span><text:span text:style-name="T332"><text:s/></text:span><text:span text:style-name="T333">class=</text:span><text:span text:style-name="T334">"form-control"</text:span><text:span text:style-name="T335"><text:s/></text:span><text:span text:style-name="T336">id=</text:span><text:span text:style-name="T337">"exampleInputPassword1"</text:span><text:span text:style-name="T338">&gt;</text:span></text:p>
      <text:p text:style-name="P3"><text:span text:style-name="T339"><text:s text:c="2"/></text:span><text:span text:style-name="T340">&lt;/div&gt;</text:span></text:p>
      <text:p text:style-name="P3"><text:span text:style-name="T341"><text:s text:c="2"/></text:span><text:span text:style-name="T342">&lt;div</text:span><text:span text:style-name="T343"><text:s/></text:span><text:span text:style-name="T344">class=</text:span><text:span text:style-name="T345">"form-group form-check"</text:span><text:span text:style-name="T346">&gt;</text:span></text:p>
      <text:p text:style-name="P3"><text:span text:style-name="T347"><text:s text:c="4"/></text:span><text:span text:style-name="T348">&lt;input</text:span><text:span text:style-name="T349"><text:s/></text:span><text:span text:style-name="T350">type=</text:span><text:span text:style-name="T351">"checkbox"</text:span><text:span text:style-name="T352"><text:s/></text:span><text:span text:style-name="T353">class=</text:span><text:span text:style-name="T354">"form-check-input"</text:span><text:span text:style-name="T355"><text:s/></text:span><text:span text:style-name="T356">id=</text:span><text:span text:style-name="T357">"exampleCheck1"</text:span><text:span text:style-name="T358">&gt;</text:span></text:p>
      <text:p text:style-name="P3"><text:span text:style-name="T359"><text:s text:c="4"/></text:span><text:span text:style-name="T360">&lt;label</text:span><text:span text:style-name="T361"><text:s/></text:span><text:span text:style-name="T362">class=</text:span><text:span text:style-name="T363">"form-check-label"</text:span><text:span text:style-name="T364"><text:s/></text:span><text:span text:style-name="T365">for=</text:span><text:span text:style-name="T366">"exampleCheck1"</text:span><text:span text:style-name="T367">&gt;</text:span><text:span text:style-name="T368">Check me out</text:span><text:span text:style-name="T369">&lt;/label&gt;</text:span></text:p>
      <text:p text:style-name="P3"><text:span text:style-name="T370"><text:s text:c="2"/></text:span><text:span text:style-name="T371">&lt;/div&gt;</text:span></text:p>
      <text:p text:style-name="P3"><text:span text:style-name="T372"><text:s text:c="2"/></text:span><text:span text:style-name="T373">&lt;button</text:span><text:span text:style-name="T374"><text:s/></text:span><text:span text:style-name="T375">type=</text:span><text:span text:style-name="T376">"submit"</text:span><text:span text:style-name="T377"><text:s/></text:span><text:span text:style-name="T378">class=</text:span><text:span text:style-name="T379">"btn btn-primary"</text:span><text:span text:style-name="T380">&gt;</text:span><text:span text:style-name="T381">Submit</text:span><text:span text:style-name="T382">&lt;/button&gt;</text:span></text:p>
      <text:p text:style-name="P3"><text:span text:style-name="T382">&lt;/form&gt;</text:span></text:p>
      <text:p text:style-name="P3"><text:span text:style-name="T383"/></text:p>
      <text:p text:style-name="P3"><text:span text:style-name="T384">1.3. FOOTER</text:span></text:p>
      <text:p text:style-name="P3"><text:span text:style-name="T385">Fonte: </text:span></text:p>
      <text:p text:style-name="P3"><text:span text:style-name="T386"/></text:p>
      <text:p text:style-name="P3"><text:span text:style-name="T386"/></text:p>
      <text:list text:style-name="L4">
        <text:list-item>
          <text:p text:style-name="P4"><text:span text:style-name="T387">HTML para Livros</text:span></text:p>
        </text:list-item>
      </text:list>
      <text:p text:style-name="P5"><text:span text:style-name="T388">2.1. LOGOTIPO:</text:span></text:p>
      <text:p text:style-name="P5"><text:span text:style-name="T389">Fonte:<text:s/></text:span><text:a xlink:href="https://www.freelogodesign.org/"><text:span text:style-name="T390">https://www.freelogodesign.org/</text:span></text:a><text:span text:style-name="T391"/></text:p>
      <text:p text:style-name="P5"><text:span text:style-name="T392"/></text:p>
      <text:p text:style-name="P5"><text:span text:style-name="T392"/></text:p>
      <text:p text:style-name="P5"><text:span text:style-name="T393">2.2. NAV BAR + LOGOTIPO</text:span></text:p>
      <text:p text:style-name="P5"><text:span text:style-name="T394">Fonte:<text:s/></text:span><text:a xlink:href="https://getbootstrap.com/docs/4.5/components/navbar/"><text:span text:style-name="T395">https://getbootstrap.com/docs/4.5/components/navbar/</text:span></text:a><text:span text:style-name="T396"/></text:p>
      <text:p text:style-name="P5"><text:span text:style-name="T397">&lt;nav class="navbar navbar-light bg-light"&gt;</text:span></text:p>
      <text:p text:style-name="P5"><text:span text:style-name="T397"><text:s text:c="2"/>&lt;a class="navbar-brand" href="#"&gt;</text:span></text:p>
      <text:p text:style-name="P5"><text:span text:style-name="T397"><text:s text:c="4"/>&lt;img src="/docs/4.5/assets/brand/bootstrap-solid.svg" width="30" height="30" alt="" loading="lazy"&gt;</text:span></text:p>
      <text:p text:style-name="P5"><text:span text:style-name="T397"><text:s text:c="2"/>&lt;/a&gt;</text:span></text:p>
      <text:p text:style-name="P5"><text:span text:style-name="T397">&lt;/nav&gt;</text:span></text:p>
      <text:p text:style-name="P5"><text:span text:style-name="T398"/></text:p>
      <text:p text:style-name="P5"><text:span text:style-name="T399">&lt;nav class="navbar navbar-expand-lg navbar-light bg-light"&gt;</text:span></text:p>
      <text:p text:style-name="P5"><text:span text:style-name="T399"><text:s text:c="12"/>&lt;nav class="navbar navbar-light bg-light"&gt;</text:span></text:p>
      <text:p text:style-name="P5"><text:span text:style-name="T399"><text:s text:c="22"/>&lt;a class="navbar-brand" href="#"&gt;</text:span></text:p>
      <text:p text:style-name="P5"><text:span text:style-name="T399"><text:s text:c="22"/>&lt;img src="logo2.png" width="30" height="30" alt="" loading="lazy"&gt;</text:span></text:p>
      <text:p text:style-name="P5"><text:span text:style-name="T399"><text:s text:c="20"/>&lt;/a&gt;</text:span></text:p>
      <text:p text:style-name="P5"><text:span text:style-name="T399"><text:s text:c="12"/>&lt;/nav&gt;</text:span></text:p>
      <text:p text:style-name="P5"><text:span text:style-name="T399"><text:s text:c="12"/>&lt;div class="collapse navbar-collapse" id="navbarSupportedContent"&gt;</text:span></text:p>
      <text:p text:style-name="P5"><text:span text:style-name="T399"><text:s text:c="16"/>&lt;ul class="navbar-nav mr-auto"&gt;</text:span></text:p>
      <text:p text:style-name="P5"><text:span text:style-name="T399"><text:s text:c="16"/>&lt;li class="nav-item active"&gt;</text:span></text:p>
      <text:p text:style-name="P5"><text:span text:style-name="T399"><text:s text:c="18"/>&lt;a class="nav-link" href="#"&gt;Sobre nós &lt;span class="sr-only"&gt;(current)&lt;/span&gt;&lt;/a&gt;</text:span></text:p>
      <text:p text:style-name="P5"><text:span text:style-name="T399"><text:s text:c="16"/>&lt;/li&gt;</text:span></text:p>
      <text:p text:style-name="P5"><text:span text:style-name="T399"><text:s text:c="16"/>&lt;li class="nav-item"&gt;</text:span></text:p>
      <text:p text:style-name="P5"><text:span text:style-name="T399"><text:s text:c="18"/>&lt;a class="nav-link" href="#"&gt;Log In&lt;/a&gt;</text:span></text:p>
      <text:p text:style-name="P5"><text:span text:style-name="T399"><text:s text:c="16"/>&lt;/li&gt;</text:span></text:p>
      <text:p text:style-name="P5"><text:span text:style-name="T399"><text:s text:c="16"/>&lt;/ul&gt;</text:span></text:p>
      <text:p text:style-name="P5"><text:span text:style-name="T399"><text:s text:c="16"/>&lt;form class="form-inline my-2 my-lg-0"&gt;</text:span></text:p>
      <text:p text:style-name="P5"><text:span text:style-name="T399"><text:s text:c="20"/>&lt;input class="form-control mr-sm-2" type="search" placeholder="Search" aria-label="Search"&gt;</text:span></text:p>
      <text:p text:style-name="P5"><text:span text:style-name="T399"><text:s text:c="20"/>&lt;button class="btn btn-outline-success my-2 my-sm-0" type="submit"&gt;Search&lt;/button&gt;</text:span></text:p>
      <text:p text:style-name="P5"><text:span text:style-name="T399"><text:s text:c="18"/>&lt;/form&gt;</text:span></text:p>
      <text:p text:style-name="P5"><text:span text:style-name="T399"><text:s text:c="12"/>&lt;/div&gt;</text:span></text:p>
      <text:p text:style-name="P5"><text:span text:style-name="T399"><text:s text:c="8"/>&lt;/nav&gt;</text:span></text:p>
      <text:p text:style-name="P5"><text:span text:style-name="T400"/></text:p>
      <text:p text:style-name="P5"><text:span text:style-name="T401">2.3 CORPO DO BOOK TINDER</text:span></text:p>
      <text:p text:style-name="P5"><text:span text:style-name="T402">Fonte:<text:s/></text:span><text:a xlink:href="https://www.w3schools.com/css/css_rwd_frameworks.asp"><text:span text:style-name="T403">https://www.w3schools.com/css/css_rwd_frameworks.asp</text:span></text:a><text:span text:style-name="T404"/></text:p>
      <text:p text:style-name="P5"><text:span text:style-name="T405">&lt;div class="w3-container w3-green"&gt;</text:span></text:p>
      <text:p text:style-name="P5"><text:span text:style-name="T405"><text:s text:c="2"/>&lt;h1&gt;W3Schools Demo&lt;/h1&gt;</text:span></text:p>
      <text:p text:style-name="P5"><text:span text:style-name="T405"><text:s text:c="2"/>&lt;p&gt;Resize this responsive page!&lt;/p&gt;</text:span></text:p>
      <text:p text:style-name="P5"><text:span text:style-name="T405">&lt;/div&gt;</text:span></text:p>
      <text:p text:style-name="P5"><text:span text:style-name="T406"/></text:p>
      <text:p text:style-name="P5"><text:span text:style-name="T407">&lt;div class="w3-row-padding"&gt;</text:span></text:p>
      <text:p text:style-name="P5"><text:span text:style-name="T407"><text:s text:c="2"/>&lt;div class="w3-third"&gt;</text:span></text:p>
      <text:p text:style-name="P5"><text:span text:style-name="T407"><text:s text:c="4"/>&lt;h2&gt;London&lt;/h2&gt;</text:span></text:p>
      <text:p text:style-name="P5"><text:span text:style-name="T407"><text:s text:c="4"/>&lt;p&gt;London is the capital city of England.&lt;/p&gt;</text:span></text:p>
      <text:p text:style-name="P5"><text:span text:style-name="T407"><text:s text:c="4"/>&lt;p&gt;It is the most populous city in the United Kingdom,</text:span></text:p>
      <text:p text:style-name="P5"><text:span text:style-name="T407"><text:s text:c="4"/>with a metropolitan area of over 13 million inhabitants.&lt;/p&gt;</text:span></text:p>
      <text:p text:style-name="P5"><text:span text:style-name="T407"><text:s text:c="2"/>&lt;/div&gt;</text:span></text:p>
      <text:p text:style-name="P5"><text:span text:style-name="T408"/></text:p>
      <text:p text:style-name="P5"><text:span text:style-name="T409"><text:s text:c="2"/>&lt;div class="w3-third"&gt;</text:span></text:p>
      <text:p text:style-name="P5"><text:span text:style-name="T409"><text:s text:c="4"/>&lt;h2&gt;Paris&lt;/h2&gt;</text:span></text:p>
      <text:p text:style-name="P5"><text:span text:style-name="T409"><text:s text:c="4"/>&lt;p&gt;Paris is the capital of France.&lt;/p&gt;</text:span></text:p>
      <text:p text:style-name="P5"><text:span text:style-name="T409"><text:s text:c="4"/>&lt;p&gt;The Paris area is one of the largest population centers in Europe,</text:span></text:p>
      <text:p text:style-name="P5"><text:span text:style-name="T409"><text:s text:c="4"/>with more than 12 million inhabitants.&lt;/p&gt;</text:span></text:p>
      <text:p text:style-name="P5"><text:span text:style-name="T409"><text:s text:c="2"/>&lt;/div&gt;</text:span></text:p>
      <text:p text:style-name="P5"><text:span text:style-name="T410"/></text:p>
      <text:p text:style-name="P5"><text:span text:style-name="T411"><text:s text:c="2"/>&lt;div class="w3-third"&gt;</text:span></text:p>
      <text:p text:style-name="P5"><text:span text:style-name="T411"><text:s text:c="4"/>&lt;h2&gt;Tokyo&lt;/h2&gt;</text:span></text:p>
      <text:p text:style-name="P5"><text:span text:style-name="T411"><text:s text:c="4"/>&lt;p&gt;Tokyo is the capital of Japan.&lt;/p&gt;</text:span></text:p>
      <text:p text:style-name="P5"><text:span text:style-name="T411"><text:s text:c="4"/>&lt;p&gt;It is the center of the Greater Tokyo Area,</text:span></text:p>
      <text:p text:style-name="P5"><text:span text:style-name="T411"><text:s text:c="4"/>and the most populous metropolitan area in the world.&lt;/p&gt;</text:span></text:p>
      <text:p text:style-name="P5"><text:span text:style-name="T411"><text:s text:c="2"/>&lt;/div&gt;</text:span></text:p>
      <text:p text:style-name="P5"><text:span text:style-name="T411">&lt;/div&gt;</text:span></text:p>
      <text:p text:style-name="P5"><text:span text:style-name="T412"/></text:p>
      <text:p text:style-name="P5"><text:span text:style-name="T413">CARD dentro de cada CONTAINER</text:span></text:p>
      <text:p text:style-name="P5"><text:span text:style-name="T413">Fonte:<text:s/></text:span><text:a xlink:href="https://getbootstrap.com/docs/4.5/components/card/"><text:span text:style-name="T414">https://getbootstrap.com/docs/4.5/components/card/</text:span></text:a><text:span text:style-name="T415"/></text:p>
      <text:p text:style-name="P5"><text:span text:style-name="T416">&lt;div class="card" style="width: 18rem;"&gt;</text:span></text:p>
      <text:p text:style-name="P5"><text:span text:style-name="T416"><text:s text:c="2"/>&lt;img src="..." class="card-img-top" alt="..."&gt;</text:span></text:p>
      <text:p text:style-name="P5"><text:span text:style-name="T416"><text:s text:c="2"/>&lt;div class="card-body"&gt;</text:span></text:p>
      <text:p text:style-name="P5"><text:span text:style-name="T416"><text:s text:c="4"/>&lt;h5 class="card-title"&gt;Card title&lt;/h5&gt;</text:span></text:p>
      <text:p text:style-name="P5"><text:span text:style-name="T416"><text:s text:c="4"/>&lt;p class="card-text"&gt;Some quick example text to build on the card title and make up the bulk of the card's content.&lt;/p&gt;</text:span></text:p>
      <text:p text:style-name="P5"><text:span text:style-name="T416"><text:s text:c="4"/>&lt;a href="#" class="btn btn-primary"&gt;Go somewhere&lt;/a&gt;</text:span></text:p>
      <text:p text:style-name="P5"><text:span text:style-name="T416"><text:s text:c="2"/>&lt;/div&gt;</text:span></text:p>
      <text:p text:style-name="P5"><text:span text:style-name="T416">&lt;/div&gt;</text:span></text:p>
      <text:p text:style-name="P5"><text:span text:style-name="T417"/></text:p>
      <text:p text:style-name="P5"><text:span text:style-name="T418">2.4. PAGINAÇÃO</text:span></text:p>
      <text:p text:style-name="P5"><text:span text:style-name="T419">Fonte:<text:s/></text:span><text:a xlink:href="https://getbootstrap.com/docs/4.5/components/pagination/"><text:span text:style-name="T420">https://getbootstrap.com/docs/4.5/components/pagination/</text:span></text:a><text:span text:style-name="T421"/></text:p>
      <text:p text:style-name="P5"><text:span text:style-name="T422"/></text:p>
      <text:p text:style-name="P5"><text:span text:style-name="T423">2.5 CONTACTOS + BOTÕES DE REDES SOCIAIS</text:span></text:p>
      <text:p text:style-name="P5"><text:span text:style-name="T424">Fonte:<text:s/></text:span><text:a xlink:href="https://getbootstrap.com/docs/4.5/components/card/"><text:span text:style-name="T425">https://getbootstrap.com/docs/4.5/components/card/</text:span></text:a><text:span text:style-name="T426"><text:s/>(Footer)</text:span></text:p>
      <text:p text:style-name="P5"><text:span text:style-name="T426">&lt;div class="card text-center"&gt;</text:span></text:p>
      <text:p text:style-name="P5"><text:span text:style-name="T426"><text:s text:c="2"/>&lt;div class="card-header"&gt;</text:span></text:p>
      <text:p text:style-name="P5"><text:span text:style-name="T426"><text:s text:c="4"/>Featured</text:span></text:p>
      <text:p text:style-name="P5"><text:span text:style-name="T426"><text:s text:c="2"/>&lt;/div&gt;</text:span></text:p>
      <text:p text:style-name="P5"><text:span text:style-name="T426"><text:s text:c="2"/>&lt;div class="card-body"&gt;</text:span></text:p>
      <text:p text:style-name="P5"><text:span text:style-name="T426"><text:s text:c="4"/>&lt;h5 class="card-title"&gt;Special title treatment&lt;/h5&gt;</text:span></text:p>
      <text:p text:style-name="P5"><text:span text:style-name="T426"><text:s text:c="4"/>&lt;p class="card-text"&gt;With supporting text below as a natural lead-in to additional content.&lt;/p&gt;</text:span></text:p>
      <text:p text:style-name="P5"><text:span text:style-name="T426"><text:s text:c="4"/>&lt;a href="#" class="btn btn-primary"&gt;Go somewhere&lt;/a&gt;</text:span></text:p>
      <text:p text:style-name="P5"><text:span text:style-name="T426"><text:s text:c="2"/>&lt;/div&gt;</text:span></text:p>
      <text:p text:style-name="P5"><text:span text:style-name="T426"><text:s text:c="2"/>&lt;div class="card-footer text-muted"&gt;</text:span></text:p>
      <text:p text:style-name="P5"><text:span text:style-name="T426"><text:s text:c="4"/>2 days ago</text:span></text:p>
      <text:p text:style-name="P5"><text:span text:style-name="T426"><text:s text:c="2"/>&lt;/div&gt;</text:span></text:p>
      <text:p text:style-name="P5"><text:span text:style-name="T426">&lt;/div&gt;</text:span></text:p>
      <text:p text:style-name="P5"><text:span text:style-name="T426">Fonte:<text:s/></text:span><text:a xlink:href="https://www.w3schools.com/howto/howto_css_social_media_buttons.asp"><text:span text:style-name="T427">https://www.w3schools.com/howto/howto_css_social_media_buttons.asp</text:span></text:a><text:span text:style-name="T428"><text:s/>(Botões de redes sociais)</text:span></text:p>
      <text:p text:style-name="P5"><text:span text:style-name="T428">&lt;!-- Add icon library --&gt;</text:span></text:p>
      <text:p text:style-name="P5"><text:span text:style-name="T428">&lt;link rel="stylesheet" href="https://cdnjs.cloudflare.com/ajax/libs/font-awesome/4.7.0/css/font-awesome.min.css"&gt;</text:span></text:p>
      <text:p text:style-name="P5"><text:span text:style-name="T429"/></text:p>
      <text:p text:style-name="P5"><text:span text:style-name="T430">&lt;!-- Add font awesome icons --&gt;</text:span></text:p>
      <text:p text:style-name="P5"><text:span text:style-name="T430">&lt;a href="#" class="fa fa-facebook"&gt;&lt;/a&gt;</text:span></text:p>
      <text:p text:style-name="P5"><text:span text:style-name="T430">&lt;a href="#" class="fa fa-twitter"&gt;&lt;/a&gt;</text:span></text:p>
      <text:p text:style-name="P5"><text:span text:style-name="T430">&lt;a href="#" class="fa fa-linkedin"&gt;&lt;/a&gt;</text:span></text:p>
      <text:p text:style-name="P5"><text:span text:style-name="T430"><text:s/>&lt;a href="#" class="fa fa-instagram"&gt;&lt;/a&gt;</text:span></text:p>
      <text:p text:style-name="P5"><text:span text:style-name="T431"/></text:p>
      <text:p text:style-name="P5"><text:span text:style-name="T432">.fa {</text:span></text:p>
      <text:p text:style-name="P5"><text:span text:style-name="T432"><text:s text:c="2"/>padding: 20px;</text:span></text:p>
      <text:p text:style-name="P5"><text:span text:style-name="T432"><text:s text:c="2"/>font-size: 30px;</text:span></text:p>
      <text:p text:style-name="P5"><text:span text:style-name="T432"><text:s text:c="2"/>width: 50px;</text:span></text:p>
      <text:p text:style-name="P5"><text:span text:style-name="T432"><text:s text:c="2"/>text-align: center;</text:span></text:p>
      <text:p text:style-name="P5"><text:span text:style-name="T432"><text:s text:c="2"/>text-decoration: none;</text:span></text:p>
      <text:p text:style-name="P5"><text:span text:style-name="T432">}</text:span></text:p>
      <text:p text:style-name="P5"><text:span text:style-name="T432">.fa-facebook {</text:span></text:p>
      <text:p text:style-name="P5"><text:span text:style-name="T432"><text:s text:c="2"/>background: #3B5998;</text:span></text:p>
      <text:p text:style-name="P5"><text:span text:style-name="T432"><text:s text:c="2"/>color: white;</text:span></text:p>
      <text:p text:style-name="P5"><text:span text:style-name="T432">}</text:span></text:p>
      <text:p text:style-name="P5"><text:span text:style-name="T432">.fa-twitter {</text:span></text:p>
      <text:p text:style-name="P5"><text:span text:style-name="T432"><text:s text:c="2"/>background: #55ACEE;</text:span></text:p>
      <text:p text:style-name="P5"><text:span text:style-name="T432"><text:s text:c="2"/>color: white;</text:span></text:p>
      <text:p text:style-name="P5"><text:span text:style-name="T432">}</text:span></text:p>
      <text:p text:style-name="P5"><text:span text:style-name="T432">.fa-linkedin {</text:span></text:p>
      <text:p text:style-name="P5"><text:span text:style-name="T432"><text:s text:c="2"/>background: #007bb5;</text:span></text:p>
      <text:p text:style-name="P5"><text:span text:style-name="T432"><text:s text:c="2"/>color: white;</text:span></text:p>
      <text:p text:style-name="P5"><text:span text:style-name="T432">}</text:span></text:p>
      <text:p text:style-name="P5"><text:span text:style-name="T432">.fa-instagram {</text:span></text:p>
      <text:p text:style-name="P5"><text:span text:style-name="T432"><text:s text:c="2"/>background: #125688;</text:span></text:p>
      <text:p text:style-name="P5"><text:span text:style-name="T432"><text:s text:c="2"/>color: white;</text:span></text:p>
      <text:p text:style-name="P5"><text:span text:style-name="T432">}</text:span></text:p>
      <text:p text:style-name="P5"><text:span text:style-name="T432"/></text:p>
      <text:p text:style-name="P6"><text:span text:style-name="T433"/></text:p>
      <text:list text:style-name="L7">
        <text:list-item>
          <text:p text:style-name="P7"><text:span text:style-name="T434">HTML para Sobre</text:span></text:p>
        </text:list-item>
      </text:list>
      <text:p text:style-name="P8"><text:span text:style-name="T435">3.1. HEADER e FOOTER</text:span></text:p>
      <text:p text:style-name="P8"><text:span text:style-name="T435">Igual ao do html para livros</text:span></text:p>
      <text:p text:style-name="P8"><text:span text:style-name="T435"/></text:p>
      <text:p text:style-name="P8"><text:span text:style-name="T435">3.2 A nossa missão / conceito</text:span></text:p>
      <text:p text:style-name="P8"><text:span text:style-name="T436">&lt;div class="media"&gt;</text:span></text:p>
      <text:p text:style-name="P8"><text:span text:style-name="T436"><text:s text:c="2"/>&lt;img src="..." class="mr-3" alt="..."&gt;</text:span></text:p>
      <text:p text:style-name="P8"><text:span text:style-name="T436"><text:s text:c="2"/>&lt;div class="media-body"&gt;</text:span></text:p>
      <text:p text:style-name="P8"><text:span text:style-name="T436"><text:s text:c="4"/>&lt;h5 class="mt-0"&gt;Media heading&lt;/h5&gt;</text:span></text:p>
      <text:p text:style-name="P8"><text:span text:style-name="T436"><text:s text:c="4"/>Cras sit amet nibh libero, in gravida nulla. Nulla vel metus scelerisque ante sollicitudin. Cras purus odio, vestibulum in vulputate at, tempus viverra turpis. Fusce condimentum nunc ac nisi vulputate fringilla. Donec lacinia congue felis in faucibus.</text:span></text:p>
      <text:p text:style-name="P8"><text:span text:style-name="T436"><text:s text:c="2"/>&lt;/div&gt;</text:span></text:p>
      <text:p text:style-name="P8"><text:span text:style-name="T436">&lt;/div&gt;</text:span></text:p>
      <text:p text:style-name="P9"><text:span text:style-name="T437"/></text:p>
      <text:p text:style-name="P9"><text:span text:style-name="T437">3.3 A Equipa</text:span></text:p>
      <text:p text:style-name="P9"><text:span text:style-name="T438">&lt;div class="about-section"&gt;</text:span></text:p>
      <text:p text:style-name="P9"><text:span text:style-name="T438"><text:s text:c="2"/>&lt;h1&gt;About Us Page&lt;/h1&gt;</text:span></text:p>
      <text:p text:style-name="P9"><text:span text:style-name="T438"><text:s text:c="2"/>&lt;p&gt;Some text about who we are and what we do.&lt;/p&gt;</text:span></text:p>
      <text:p text:style-name="P9"><text:span text:style-name="T438"><text:s text:c="2"/>&lt;p&gt;Resize the browser window to see that this page is responsive by the way.&lt;/p&gt;</text:span></text:p>
      <text:p text:style-name="P9"><text:span text:style-name="T438">&lt;/div&gt;</text:span></text:p>
      <text:p text:style-name="P9"><text:span text:style-name="T438"/></text:p>
      <text:p text:style-name="P9"><text:span text:style-name="T438">&lt;h2 style="text-align:center"&gt;Our Team&lt;/h2&gt;</text:span></text:p>
      <text:p text:style-name="P9"><text:span text:style-name="T438">&lt;div class="row"&gt;</text:span></text:p>
      <text:p text:style-name="P9"><text:span text:style-name="T438"><text:s text:c="2"/>&lt;div class="column"&gt;</text:span></text:p>
      <text:p text:style-name="P9"><text:span text:style-name="T438"><text:s text:c="4"/>&lt;div class="card"&gt;</text:span></text:p>
      <text:p text:style-name="P9"><text:span text:style-name="T438"><text:s text:c="6"/>&lt;img src="/w3images/team1.jpg" alt="Jane" style="width:100%"&gt;</text:span></text:p>
      <text:p text:style-name="P9"><text:span text:style-name="T438"><text:s text:c="6"/>&lt;div class="container"&gt;</text:span></text:p>
      <text:p text:style-name="P9"><text:span text:style-name="T438"><text:s text:c="8"/>&lt;h2&gt;Jane Doe&lt;/h2&gt;</text:span></text:p>
      <text:p text:style-name="P9"><text:span text:style-name="T438"><text:s text:c="8"/>&lt;p class="title"&gt;CEO &amp; Founder&lt;/p&gt;</text:span></text:p>
      <text:p text:style-name="P9"><text:span text:style-name="T438"><text:s text:c="8"/>&lt;p&gt;Some text that describes me lorem ipsum ipsum lorem.&lt;/p&gt;</text:span></text:p>
      <text:p text:style-name="P9"><text:span text:style-name="T438"><text:s text:c="8"/>&lt;p&gt;jane@example.com&lt;/p&gt;</text:span></text:p>
      <text:p text:style-name="P9"><text:span text:style-name="T438"><text:s text:c="8"/>&lt;p&gt;&lt;button class="button"&gt;Contact&lt;/button&gt;&lt;/p&gt;</text:span></text:p>
      <text:p text:style-name="P9"><text:span text:style-name="T438"><text:s text:c="6"/>&lt;/div&gt;</text:span></text:p>
      <text:p text:style-name="P9"><text:span text:style-name="T438"><text:s text:c="4"/>&lt;/div&gt;</text:span></text:p>
      <text:p text:style-name="P9"><text:span text:style-name="T438"><text:s text:c="2"/>&lt;/div&gt;</text:span></text:p>
      <text:p text:style-name="P9"><text:span text:style-name="T438"/></text:p>
      <text:p text:style-name="P9"><text:span text:style-name="T438"><text:s text:c="2"/>&lt;div class="column"&gt;</text:span></text:p>
      <text:p text:style-name="P9"><text:span text:style-name="T438"><text:s text:c="4"/>&lt;div class="card"&gt;</text:span></text:p>
      <text:p text:style-name="P9"><text:span text:style-name="T438"><text:s text:c="6"/>&lt;img src="/w3images/team2.jpg" alt="Mike" style="width:100%"&gt;</text:span></text:p>
      <text:p text:style-name="P9"><text:span text:style-name="T438"><text:s text:c="6"/>&lt;div class="container"&gt;</text:span></text:p>
      <text:p text:style-name="P9"><text:span text:style-name="T438"><text:s text:c="8"/>&lt;h2&gt;Mike Ross&lt;/h2&gt;</text:span></text:p>
      <text:p text:style-name="P9"><text:span text:style-name="T438"><text:s text:c="8"/>&lt;p class="title"&gt;Art Director&lt;/p&gt;</text:span></text:p>
      <text:p text:style-name="P9"><text:span text:style-name="T438"><text:s text:c="8"/>&lt;p&gt;Some text that describes me lorem ipsum ipsum lorem.&lt;/p&gt;</text:span></text:p>
      <text:p text:style-name="P9"><text:span text:style-name="T438"><text:s text:c="8"/>&lt;p&gt;mike@example.com&lt;/p&gt;</text:span></text:p>
      <text:p text:style-name="P9"><text:span text:style-name="T438"><text:s text:c="8"/>&lt;p&gt;&lt;button class="button"&gt;Contact&lt;/button&gt;&lt;/p&gt;</text:span></text:p>
      <text:p text:style-name="P9"><text:span text:style-name="T438"><text:s text:c="6"/>&lt;/div&gt;</text:span></text:p>
      <text:p text:style-name="P9"><text:span text:style-name="T438"><text:s text:c="4"/>&lt;/div&gt;</text:span></text:p>
      <text:p text:style-name="P9"><text:span text:style-name="T438"><text:s text:c="2"/>&lt;/div&gt;</text:span></text:p>
      <text:p text:style-name="P9"><text:span text:style-name="T438"/></text:p>
      <text:p text:style-name="P9"><text:span text:style-name="T438"><text:s text:c="2"/>&lt;div class="column"&gt;</text:span></text:p>
      <text:p text:style-name="P9"><text:span text:style-name="T438"><text:s text:c="4"/>&lt;div class="card"&gt;</text:span></text:p>
      <text:p text:style-name="P9"><text:span text:style-name="T438"><text:s text:c="6"/>&lt;img src="/w3images/team3.jpg" alt="John" style="width:100%"&gt;</text:span></text:p>
      <text:p text:style-name="P9"><text:span text:style-name="T438"><text:s text:c="6"/>&lt;div class="container"&gt;</text:span></text:p>
      <text:p text:style-name="P9"><text:span text:style-name="T438"><text:s text:c="8"/>&lt;h2&gt;John Doe&lt;/h2&gt;</text:span></text:p>
      <text:p text:style-name="P9"><text:span text:style-name="T438"><text:s text:c="8"/>&lt;p class="title"&gt;Designer&lt;/p&gt;</text:span></text:p>
      <text:p text:style-name="P9"><text:span text:style-name="T438"><text:s text:c="8"/>&lt;p&gt;Some text that describes me lorem ipsum ipsum lorem.&lt;/p&gt;</text:span></text:p>
      <text:p text:style-name="P9"><text:span text:style-name="T438"><text:s text:c="8"/>&lt;p&gt;john@example.com&lt;/p&gt;</text:span></text:p>
      <text:p text:style-name="P9"><text:span text:style-name="T438"><text:s text:c="8"/>&lt;p&gt;&lt;button class="button"&gt;Contact&lt;/button&gt;&lt;/p&gt;</text:span></text:p>
      <text:p text:style-name="P9"><text:span text:style-name="T438"><text:s text:c="6"/>&lt;/div&gt;</text:span></text:p>
      <text:p text:style-name="P9"><text:span text:style-name="T438"><text:s text:c="4"/>&lt;/div&gt;</text:span></text:p>
      <text:p text:style-name="P9"><text:span text:style-name="T438"><text:s text:c="2"/>&lt;/div&gt;</text:span></text:p>
      <text:p text:style-name="P9"><text:span text:style-name="T438">&lt;/div&gt;</text:span></text:p>
      <text:p text:style-name="P9"><text:span text:style-name="T438">body {</text:span></text:p>
      <text:p text:style-name="P9"><text:span text:style-name="T438"><text:s text:c="2"/>font-family: Arial, Helvetica, sans-serif;</text:span></text:p>
      <text:p text:style-name="P9"><text:span text:style-name="T438"><text:s text:c="2"/>margin: 0;</text:span></text:p>
      <text:p text:style-name="P9"><text:span text:style-name="T438">}</text:span></text:p>
      <text:p text:style-name="P9"><text:span text:style-name="T438"/></text:p>
      <text:p text:style-name="P9"><text:span text:style-name="T438">html {</text:span></text:p>
      <text:p text:style-name="P9"><text:span text:style-name="T438"><text:s text:c="2"/>box-sizing: border-box;</text:span></text:p>
      <text:p text:style-name="P9"><text:span text:style-name="T438">}</text:span></text:p>
      <text:p text:style-name="P9"><text:span text:style-name="T438"/></text:p>
      <text:p text:style-name="P9"><text:span text:style-name="T438">*, *:before, *:after {</text:span></text:p>
      <text:p text:style-name="P9"><text:span text:style-name="T438"><text:s text:c="2"/>box-sizing: inherit;</text:span></text:p>
      <text:p text:style-name="P9"><text:span text:style-name="T438">}</text:span></text:p>
      <text:p text:style-name="P9"><text:span text:style-name="T438"/></text:p>
      <text:p text:style-name="P9"><text:span text:style-name="T438">.column {</text:span></text:p>
      <text:p text:style-name="P9"><text:span text:style-name="T438"><text:s text:c="2"/>float: left;</text:span></text:p>
      <text:p text:style-name="P9"><text:span text:style-name="T438"><text:s text:c="2"/>width: 33.3%;</text:span></text:p>
      <text:p text:style-name="P9"><text:span text:style-name="T438"><text:s text:c="2"/>margin-bottom: 16px;</text:span></text:p>
      <text:p text:style-name="P9"><text:span text:style-name="T438"><text:s text:c="2"/>padding: 0 8px;</text:span></text:p>
      <text:p text:style-name="P9"><text:span text:style-name="T438">}</text:span></text:p>
      <text:p text:style-name="P9"><text:span text:style-name="T438"/></text:p>
      <text:p text:style-name="P9"><text:span text:style-name="T438">.card {</text:span></text:p>
      <text:p text:style-name="P9"><text:span text:style-name="T438"><text:s text:c="2"/>box-shadow: 0 4px 8px 0 rgba(0, 0, 0, 0.2);</text:span></text:p>
      <text:p text:style-name="P9"><text:span text:style-name="T438"><text:s text:c="2"/>margin: 8px;</text:span></text:p>
      <text:p text:style-name="P9"><text:span text:style-name="T438">}</text:span></text:p>
      <text:p text:style-name="P9"><text:span text:style-name="T438"/></text:p>
      <text:p text:style-name="P9"><text:span text:style-name="T438">.about-section {</text:span></text:p>
      <text:p text:style-name="P9"><text:span text:style-name="T438"><text:s text:c="2"/>padding: 50px;</text:span></text:p>
      <text:p text:style-name="P9"><text:span text:style-name="T438"><text:s text:c="2"/>text-align: center;</text:span></text:p>
      <text:p text:style-name="P9"><text:span text:style-name="T438"><text:s text:c="2"/>background-color: #474e5d;</text:span></text:p>
      <text:p text:style-name="P9"><text:span text:style-name="T438"><text:s text:c="2"/>color: white;</text:span></text:p>
      <text:p text:style-name="P9"><text:span text:style-name="T438">}</text:span></text:p>
      <text:p text:style-name="P9"><text:span text:style-name="T438"/></text:p>
      <text:p text:style-name="P9"><text:span text:style-name="T438">.container {</text:span></text:p>
      <text:p text:style-name="P9"><text:span text:style-name="T438"><text:s text:c="2"/>padding: 0 16px;</text:span></text:p>
      <text:p text:style-name="P9"><text:span text:style-name="T438">}</text:span></text:p>
      <text:p text:style-name="P9"><text:span text:style-name="T438"/></text:p>
      <text:p text:style-name="P9"><text:span text:style-name="T438">.container::after, .row::after {</text:span></text:p>
      <text:p text:style-name="P9"><text:span text:style-name="T438"><text:s text:c="2"/>content: "";</text:span></text:p>
      <text:p text:style-name="P9"><text:span text:style-name="T438"><text:s text:c="2"/>clear: both;</text:span></text:p>
      <text:p text:style-name="P9"><text:span text:style-name="T438"><text:s text:c="2"/>display: table;</text:span></text:p>
      <text:p text:style-name="P9"><text:span text:style-name="T438">}</text:span></text:p>
      <text:p text:style-name="P9"><text:span text:style-name="T438"/></text:p>
      <text:p text:style-name="P9"><text:span text:style-name="T438">.title {</text:span></text:p>
      <text:p text:style-name="P9"><text:span text:style-name="T438"><text:s text:c="2"/>color: grey;</text:span></text:p>
      <text:p text:style-name="P9"><text:span text:style-name="T438">}</text:span></text:p>
      <text:p text:style-name="P9"><text:span text:style-name="T438"/></text:p>
      <text:p text:style-name="P9"><text:span text:style-name="T438">.button {</text:span></text:p>
      <text:p text:style-name="P9"><text:span text:style-name="T438"><text:s text:c="2"/>border: none;</text:span></text:p>
      <text:p text:style-name="P9"><text:span text:style-name="T438"><text:s text:c="2"/>outline: 0;</text:span></text:p>
      <text:p text:style-name="P9"><text:span text:style-name="T438"><text:s text:c="2"/>display: inline-block;</text:span></text:p>
      <text:p text:style-name="P9"><text:span text:style-name="T438"><text:s text:c="2"/>padding: 8px;</text:span></text:p>
      <text:p text:style-name="P9"><text:span text:style-name="T438"><text:s text:c="2"/>color: white;</text:span></text:p>
      <text:p text:style-name="P9"><text:span text:style-name="T438"><text:s text:c="2"/>background-color: #000;</text:span></text:p>
      <text:p text:style-name="P9"><text:span text:style-name="T438"><text:s text:c="2"/>text-align: center;</text:span></text:p>
      <text:p text:style-name="P9"><text:span text:style-name="T438"><text:s text:c="2"/>cursor: pointer;</text:span></text:p>
      <text:p text:style-name="P9"><text:span text:style-name="T438"><text:s text:c="2"/>width: 100%;</text:span></text:p>
      <text:p text:style-name="P9"><text:span text:style-name="T438">}</text:span></text:p>
      <text:p text:style-name="P9"><text:span text:style-name="T438"/></text:p>
      <text:p text:style-name="P9"><text:span text:style-name="T438">.button:hover {</text:span></text:p>
      <text:p text:style-name="P9"><text:span text:style-name="T438"><text:s text:c="2"/>background-color: #555;</text:span></text:p>
      <text:p text:style-name="P9"><text:span text:style-name="T438">}</text:span></text:p>
      <text:p text:style-name="P9"><text:span text:style-name="T438"/></text:p>
      <text:p text:style-name="P9"><text:span text:style-name="T438">@media screen and (max-width: 650px) {</text:span></text:p>
      <text:p text:style-name="P9"><text:span text:style-name="T438"><text:s text:c="2"/>.column {</text:span></text:p>
      <text:p text:style-name="P9"><text:span text:style-name="T438"><text:s text:c="4"/>width: 100%;</text:span></text:p>
      <text:p text:style-name="P9"><text:span text:style-name="T438"><text:s text:c="4"/>display: block;</text:span></text:p>
      <text:p text:style-name="P9"><text:span text:style-name="T438"><text:s text:c="2"/>}</text:span></text:p>
      <text:p text:style-name="P9"><text:span text:style-name="T43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